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Preformatted_20_Text" style:list-style-name="L15"/>
    <style:style style:name="P4" style:family="paragraph" style:parent-style-name="Preformatted_20_Text" style:list-style-name="L18"/>
    <style:style style:name="P5" style:family="paragraph" style:parent-style-name="Preformatted_20_Text" style:list-style-name="L20"/>
    <style:style style:name="P6" style:family="paragraph" style:parent-style-name="Preformatted_20_Text" style:list-style-name="L21"/>
    <style:style style:name="P7" style:family="paragraph" style:parent-style-name="Preformatted_20_Text" style:list-style-name="L22"/>
    <style:style style:name="P8" style:family="paragraph" style:parent-style-name="Preformatted_20_Text" style:list-style-name="L23"/>
    <style:style style:name="P9" style:family="paragraph" style:parent-style-name="Preformatted_20_Text" style:list-style-name="L24"/>
    <style:style style:name="P10" style:family="paragraph" style:parent-style-name="Preformatted_20_Text" style:list-style-name="L25"/>
    <style:style style:name="P11" style:family="paragraph" style:parent-style-name="Preformatted_20_Text" style:list-style-name="L28"/>
    <style:style style:name="P12" style:family="paragraph" style:parent-style-name="Preformatted_20_Text" style:list-style-name="L29"/>
    <style:style style:name="P13" style:family="paragraph" style:parent-style-name="Preformatted_20_Text" style:list-style-name="L38"/>
    <style:style style:name="P14" style:family="paragraph" style:parent-style-name="Preformatted_20_Text" style:list-style-name="L47"/>
    <style:style style:name="P15" style:family="paragraph" style:parent-style-name="Preformatted_20_Text" style:list-style-name="L49"/>
    <style:style style:name="P16" style:family="paragraph" style:parent-style-name="Preformatted_20_Text" style:list-style-name="L51"/>
    <style:style style:name="P17" style:family="paragraph" style:parent-style-name="Quotations" style:list-style-name="L15">
      <style:paragraph-properties fo:margin-left="0.5in" fo:margin-right="0in" fo:text-indent="0in" style:auto-text-indent="false"/>
    </style:style>
    <style:style style:name="P18" style:family="paragraph" style:parent-style-name="Text_20_body" style:list-style-name="L2">
      <style:paragraph-properties fo:margin-top="0in" fo:margin-bottom="0in" style:contextual-spacing="false"/>
    </style:style>
    <style:style style:name="P19" style:family="paragraph" style:parent-style-name="Text_20_body" style:list-style-name="L3">
      <style:paragraph-properties fo:margin-top="0in" fo:margin-bottom="0in" style:contextual-spacing="false"/>
    </style:style>
    <style:style style:name="P20" style:family="paragraph" style:parent-style-name="Text_20_body" style:list-style-name="L4">
      <style:paragraph-properties fo:margin-top="0in" fo:margin-bottom="0in" style:contextual-spacing="false"/>
    </style:style>
    <style:style style:name="P21" style:family="paragraph" style:parent-style-name="Text_20_body" style:list-style-name="L5">
      <style:paragraph-properties fo:margin-top="0in" fo:margin-bottom="0in" style:contextual-spacing="false"/>
    </style:style>
    <style:style style:name="P22" style:family="paragraph" style:parent-style-name="Text_20_body" style:list-style-name="L6">
      <style:paragraph-properties fo:margin-top="0in" fo:margin-bottom="0in" style:contextual-spacing="false"/>
    </style:style>
    <style:style style:name="P23" style:family="paragraph" style:parent-style-name="Text_20_body" style:list-style-name="L7">
      <style:paragraph-properties fo:margin-top="0in" fo:margin-bottom="0in" style:contextual-spacing="false"/>
    </style:style>
    <style:style style:name="P24" style:family="paragraph" style:parent-style-name="Text_20_body" style:list-style-name="L8">
      <style:paragraph-properties fo:margin-top="0in" fo:margin-bottom="0in" style:contextual-spacing="false"/>
    </style:style>
    <style:style style:name="P25" style:family="paragraph" style:parent-style-name="Text_20_body" style:list-style-name="L9">
      <style:paragraph-properties fo:margin-top="0in" fo:margin-bottom="0in" style:contextual-spacing="false"/>
    </style:style>
    <style:style style:name="P26" style:family="paragraph" style:parent-style-name="Text_20_body" style:list-style-name="L10">
      <style:paragraph-properties fo:margin-top="0in" fo:margin-bottom="0in" style:contextual-spacing="false"/>
    </style:style>
    <style:style style:name="P27" style:family="paragraph" style:parent-style-name="Text_20_body" style:list-style-name="L11">
      <style:paragraph-properties fo:margin-top="0in" fo:margin-bottom="0in" style:contextual-spacing="false"/>
    </style:style>
    <style:style style:name="P28" style:family="paragraph" style:parent-style-name="Text_20_body" style:list-style-name="L12">
      <style:paragraph-properties fo:margin-top="0in" fo:margin-bottom="0in" style:contextual-spacing="false"/>
    </style:style>
    <style:style style:name="P29" style:family="paragraph" style:parent-style-name="Text_20_body" style:list-style-name="L14">
      <style:paragraph-properties fo:margin-top="0in" fo:margin-bottom="0in" style:contextual-spacing="false"/>
    </style:style>
    <style:style style:name="P30" style:family="paragraph" style:parent-style-name="Text_20_body" style:list-style-name="L15"/>
    <style:style style:name="P31" style:family="paragraph" style:parent-style-name="Text_20_body" style:list-style-name="L16">
      <style:paragraph-properties fo:margin-top="0in" fo:margin-bottom="0in" style:contextual-spacing="false"/>
    </style:style>
    <style:style style:name="P32" style:family="paragraph" style:parent-style-name="Text_20_body" style:list-style-name="L17">
      <style:paragraph-properties fo:margin-top="0in" fo:margin-bottom="0in" style:contextual-spacing="false"/>
    </style:style>
    <style:style style:name="P33" style:family="paragraph" style:parent-style-name="Text_20_body" style:list-style-name="L18"/>
    <style:style style:name="P34" style:family="paragraph" style:parent-style-name="Text_20_body" style:list-style-name="L19"/>
    <style:style style:name="P35" style:family="paragraph" style:parent-style-name="Text_20_body" style:list-style-name="L20"/>
    <style:style style:name="P36" style:family="paragraph" style:parent-style-name="Text_20_body" style:list-style-name="L21"/>
    <style:style style:name="P37" style:family="paragraph" style:parent-style-name="Text_20_body" style:list-style-name="L22"/>
    <style:style style:name="P38" style:family="paragraph" style:parent-style-name="Text_20_body" style:list-style-name="L23"/>
    <style:style style:name="P39" style:family="paragraph" style:parent-style-name="Text_20_body" style:list-style-name="L24"/>
    <style:style style:name="P40" style:family="paragraph" style:parent-style-name="Text_20_body" style:list-style-name="L25"/>
    <style:style style:name="P41" style:family="paragraph" style:parent-style-name="Text_20_body" style:list-style-name="L26">
      <style:paragraph-properties fo:margin-top="0in" fo:margin-bottom="0in" style:contextual-spacing="false"/>
    </style:style>
    <style:style style:name="P42" style:family="paragraph" style:parent-style-name="Text_20_body" style:list-style-name="L27">
      <style:paragraph-properties fo:margin-top="0in" fo:margin-bottom="0in" style:contextual-spacing="false"/>
    </style:style>
    <style:style style:name="P43" style:family="paragraph" style:parent-style-name="Text_20_body" style:list-style-name="L28"/>
    <style:style style:name="P44" style:family="paragraph" style:parent-style-name="Text_20_body" style:list-style-name="L29"/>
    <style:style style:name="P45" style:family="paragraph" style:parent-style-name="Text_20_body" style:list-style-name="L30"/>
    <style:style style:name="P46" style:family="paragraph" style:parent-style-name="Text_20_body" style:list-style-name="L31">
      <style:paragraph-properties fo:margin-top="0in" fo:margin-bottom="0in" style:contextual-spacing="false"/>
    </style:style>
    <style:style style:name="P47" style:family="paragraph" style:parent-style-name="Text_20_body" style:list-style-name="L32">
      <style:paragraph-properties fo:margin-top="0in" fo:margin-bottom="0in" style:contextual-spacing="false"/>
    </style:style>
    <style:style style:name="P48" style:family="paragraph" style:parent-style-name="Text_20_body" style:list-style-name="L33">
      <style:paragraph-properties fo:margin-top="0in" fo:margin-bottom="0in" style:contextual-spacing="false"/>
    </style:style>
    <style:style style:name="P49" style:family="paragraph" style:parent-style-name="Text_20_body" style:list-style-name="L34">
      <style:paragraph-properties fo:margin-top="0in" fo:margin-bottom="0in" style:contextual-spacing="false"/>
    </style:style>
    <style:style style:name="P50" style:family="paragraph" style:parent-style-name="Text_20_body" style:list-style-name="L35">
      <style:paragraph-properties fo:margin-top="0in" fo:margin-bottom="0in" style:contextual-spacing="false"/>
    </style:style>
    <style:style style:name="P51" style:family="paragraph" style:parent-style-name="Text_20_body" style:list-style-name="L36">
      <style:paragraph-properties fo:margin-top="0in" fo:margin-bottom="0in" style:contextual-spacing="false"/>
    </style:style>
    <style:style style:name="P52" style:family="paragraph" style:parent-style-name="Text_20_body" style:list-style-name="L37">
      <style:paragraph-properties fo:margin-top="0in" fo:margin-bottom="0in" style:contextual-spacing="false"/>
    </style:style>
    <style:style style:name="P53" style:family="paragraph" style:parent-style-name="Text_20_body" style:list-style-name="L38"/>
    <style:style style:name="P54" style:family="paragraph" style:parent-style-name="Text_20_body" style:list-style-name="L39">
      <style:paragraph-properties fo:margin-top="0in" fo:margin-bottom="0in" style:contextual-spacing="false"/>
    </style:style>
    <style:style style:name="P55" style:family="paragraph" style:parent-style-name="Text_20_body" style:list-style-name="L40">
      <style:paragraph-properties fo:margin-top="0in" fo:margin-bottom="0in" style:contextual-spacing="false"/>
    </style:style>
    <style:style style:name="P56" style:family="paragraph" style:parent-style-name="Text_20_body" style:list-style-name="L41">
      <style:paragraph-properties fo:margin-top="0in" fo:margin-bottom="0in" style:contextual-spacing="false"/>
    </style:style>
    <style:style style:name="P57" style:family="paragraph" style:parent-style-name="Text_20_body" style:list-style-name="L42"/>
    <style:style style:name="P58" style:family="paragraph" style:parent-style-name="Text_20_body" style:list-style-name="L43">
      <style:paragraph-properties fo:margin-top="0in" fo:margin-bottom="0in" style:contextual-spacing="false"/>
    </style:style>
    <style:style style:name="P59" style:family="paragraph" style:parent-style-name="Text_20_body" style:list-style-name="L44">
      <style:paragraph-properties fo:margin-top="0in" fo:margin-bottom="0in" style:contextual-spacing="false"/>
    </style:style>
    <style:style style:name="P60" style:family="paragraph" style:parent-style-name="Text_20_body" style:list-style-name="L45">
      <style:paragraph-properties fo:margin-top="0in" fo:margin-bottom="0in" style:contextual-spacing="false"/>
    </style:style>
    <style:style style:name="P61" style:family="paragraph" style:parent-style-name="Text_20_body">
      <style:text-properties fo:font-weight="bold" style:font-weight-asian="bold" style:font-weight-complex="bold"/>
    </style:style>
    <style:style style:name="P62" style:family="paragraph" style:parent-style-name="Text_20_body" style:list-style-name="L46">
      <style:paragraph-properties fo:margin-top="0in" fo:margin-bottom="0in" style:contextual-spacing="false"/>
    </style:style>
    <style:style style:name="P63" style:family="paragraph" style:parent-style-name="Text_20_body" style:list-style-name="L47"/>
    <style:style style:name="P64" style:family="paragraph" style:parent-style-name="Text_20_body" style:list-style-name="L48">
      <style:paragraph-properties fo:margin-top="0in" fo:margin-bottom="0in" style:contextual-spacing="false"/>
    </style:style>
    <style:style style:name="P65" style:family="paragraph" style:parent-style-name="Text_20_body" style:list-style-name="L49"/>
    <style:style style:name="P66" style:family="paragraph" style:parent-style-name="Text_20_body" style:list-style-name="L50">
      <style:paragraph-properties fo:margin-top="0in" fo:margin-bottom="0in" style:contextual-spacing="false"/>
    </style:style>
    <style:style style:name="P67" style:family="paragraph" style:parent-style-name="Text_20_body" style:list-style-name="L51"/>
    <style:style style:name="P68" style:family="paragraph" style:parent-style-name="Text_20_body" style:list-style-name="L52">
      <style:paragraph-properties fo:margin-top="0in" fo:margin-bottom="0in" style:contextual-spacing="false"/>
    </style:style>
    <style:style style:name="T1" style:family="text">
      <style:text-properties fo:font-weight="bold" style:font-weight-asian="bold" style:font-weight-complex="bol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building-and-managing-docker-containers"/>Building and Managing Docker Containers<text:bookmark-end text:name="building-and-managing-docker-containers"/></text:h>
      <text:h text:style-name="Heading_20_2" text:outline-level="2"><text:bookmark-start text:name="introduction"/>Introduction<text:bookmark-end text:name="introduction"/></text:h>
      <text:h text:style-name="Heading_20_3" text:outline-level="3"><text:bookmark-start text:name="understanding-docker-fundamentals"/>Understanding Docker Fundamentals<text:bookmark-end text:name="understanding-docker-fundamentals"/></text:h>
      <text:p text:style-name="First_20_paragraph">Docker is an open-source platform designed to simplify the creation, deployment, and management of applications by using <text:span text:style-name="T1">containerization</text:span>. This technology encapsulates an application and its entire operating environment—including code, runtime, system tools, libraries, and settings—into a standardized, portable unit called a <text:span text:style-name="T1">container</text:span>.</text:p>
      <text:p text:style-name="Text_20_body">The primary problem Docker solves is environmental inconsistency. Traditionally, deploying software could be challenging due to differences in development, testing, and production environments. A software application might function correctly on a developer's machine but fail in a production environment due to missing dependencies, different configurations, or incompatible system libraries. Docker addresses this by ensuring that the application runs uniformly across any infrastructure that supports Docker. This consistency streamlines the software development lifecycle, from coding to deployment, by eliminating environment-related discrepancies.</text:p>
      <text:p text:style-name="Text_20_body">Key components of the Docker ecosystem include:</text:p>
      <text:list xml:id="list1444340467" text:style-name="L14">
        <text:list-item>
          <text:p text:style-name="P29"><text:span text:style-name="T1">Docker Engine</text:span>: This is the core runtime that builds and runs containers. It comprises a daemon (server), a REST API for programmatic interaction, and a command-line interface (CLI) client.</text:p>
        </text:list-item>
        <text:list-item>
          <text:p text:style-name="P29"><text:span text:style-name="T1">Docker Images</text:span>: These are read-only templates that contain the instructions for creating a Docker container. An image is a lightweight, standalone, executable package of software that includes everything needed to run an application.</text:p>
        </text:list-item>
        <text:list-item>
          <text:p text:style-name="P29"><text:span text:style-name="T1">Docker Containers</text:span>: These are runnable instances of Docker images. A container is an isolated environment where an application executes, sharing the host OS kernel but remaining isolated from the host and other containers.</text:p>
        </text:list-item>
        <text:list-item>
          <text:p text:style-name="P29"><text:span text:style-name="T1">Dockerfile</text:span>: This is a text document that contains all the commands a user could call on the command line to assemble a Docker image. It provides a reproducible and automated way to define how an image is built.</text:p>
        </text:list-item>
      </text:list>
      <text:h text:style-name="Heading_20_3" text:outline-level="3"><text:bookmark-start text:name="install-docker"/>Install Docker<text:bookmark-end text:name="install-docker"/></text:h>
      <text:list xml:id="list1682902540" text:style-name="L15">
        <text:list-item>
          <text:p text:style-name="P30"><text:span text:style-name="T1">Update the</text:span> <text:span text:style-name="Source_5f_Text">apt</text:span> <text:span text:style-name="T1">package index</text:span>:</text:p>
          <text:p text:style-name="P3"><text:span text:style-name="FunctionTok">sudo</text:span><text:span text:style-name="NormalTok"> apt update</text:span> </text:p>
          <text:p text:style-name="P17">This ensures that your system has access to the latest available software packages.</text:p>
        </text:list-item>
        <text:list-item>
          <text:p text:style-name="P30"><text:span text:style-name="T1">Install packages to allow apt to use a repository over HTTPS</text:span>:</text:p>
          <text:p text:style-name="P3"><text:span text:style-name="FunctionTok">sudo</text:span><text:span text:style-name="NormalTok"> apt install </text:span><text:span text:style-name="AttributeTok">-y</text:span><text:span text:style-name="NormalTok"> ca-certificates curl gnupg</text:span> </text:p>
          <text:p text:style-name="P17"><text:soft-page-break/>These packages allow your system to securely retrieve Docker packages from a trusted source.</text:p>
        </text:list-item>
        <text:list-item>
          <text:p text:style-name="P30"><text:span text:style-name="T1">Add Docker's official GPG key</text:span>:</text:p>
          <text:p text:style-name="P3"><text:span text:style-name="FunctionTok">sudo</text:span><text:span text:style-name="NormalTok"> install </text:span><text:span text:style-name="AttributeTok">-m</text:span><text:span text:style-name="NormalTok"> 0755 </text:span><text:span text:style-name="AttributeTok">-d</text:span><text:span text:style-name="NormalTok"> /etc/apt/keyrings</text:span> </text:p>
          <text:p text:style-name="P3"><text:span text:style-name="ExtensionTok">curl</text:span><text:span text:style-name="NormalTok"> </text:span><text:span text:style-name="AttributeTok">-fsSL</text:span><text:span text:style-name="NormalTok"> https://download.docker.com/linux/ubuntu/gpg </text:span><text:span text:style-name="KeywordTok">|</text:span><text:span text:style-name="NormalTok"> </text:span><text:span text:style-name="FunctionTok">sudo</text:span><text:span text:style-name="NormalTok"> gpg </text:span><text:span text:style-name="AttributeTok">--dearmor</text:span><text:span text:style-name="NormalTok"> </text:span><text:span text:style-name="AttributeTok">-o</text:span><text:span text:style-name="NormalTok"> /etc/apt/keyrings/docker.gpg</text:span> </text:p>
          <text:p text:style-name="P3"><text:span text:style-name="FunctionTok">sudo</text:span><text:span text:style-name="NormalTok"> chmod a+r /etc/apt/keyrings/docker.gpg</text:span> </text:p>
          <text:p text:style-name="P17">This step verifies the authenticity of the Docker packages you will download, ensuring they have not been tampered with.</text:p>
        </text:list-item>
        <text:list-item>
          <text:p text:style-name="P30"><text:span text:style-name="T1">Set up the stable Docker repository</text:span>:</text:p>
          <text:p text:style-name="P3"><text:span text:style-name="BuiltInTok">echo</text:span><text:span text:style-name="NormalTok"> </text:span><text:span text:style-name="DataTypeTok">\</text:span> </text:p>
          <text:p text:style-name="P3"><text:span text:style-name="NormalTok"><text:s text:c="2"/></text:span><text:span text:style-name="StringTok">"deb [arch=</text:span><text:span text:style-name="DataTypeTok">\"</text:span><text:span text:style-name="VariableTok">$(</text:span><text:span text:style-name="ExtensionTok">dpkg</text:span><text:span text:style-name="NormalTok"> </text:span><text:span text:style-name="AttributeTok">--print-architecture</text:span><text:span text:style-name="VariableTok">)</text:span><text:span text:style-name="DataTypeTok">\"</text:span><text:span text:style-name="StringTok"> signed-by=/etc/apt/keyrings/docker.gpg] https://download.docker.com/linux/ubuntu </text:span><text:span text:style-name="DataTypeTok">\</text:span> </text:p>
          <text:p text:style-name="P3"><text:span text:style-name="StringTok"><text:s text:c="2"/></text:span><text:span text:style-name="DataTypeTok">\"</text:span><text:span text:style-name="VariableTok">$(</text:span><text:span text:style-name="BuiltInTok">.</text:span><text:span text:style-name="NormalTok"> /etc/os-release </text:span><text:span text:style-name="KeywordTok">&amp;&amp;</text:span><text:span text:style-name="NormalTok"> </text:span><text:span text:style-name="BuiltInTok">echo</text:span><text:span text:style-name="NormalTok"> </text:span><text:span text:style-name="StringTok">"</text:span><text:span text:style-name="VariableTok">$VERSION_CODENAME</text:span><text:span text:style-name="StringTok">"</text:span><text:span text:style-name="VariableTok">)</text:span><text:span text:style-name="DataTypeTok">\"</text:span><text:span text:style-name="StringTok"> stable"</text:span><text:span text:style-name="NormalTok"> </text:span><text:span text:style-name="KeywordTok">|</text:span><text:span text:style-name="NormalTok"> </text:span><text:span text:style-name="DataTypeTok">\</text:span> </text:p>
          <text:p text:style-name="P3"><text:span text:style-name="NormalTok"><text:s text:c="2"/></text:span><text:span text:style-name="FunctionTok">sudo</text:span><text:span text:style-name="NormalTok"> tee /etc/apt/sources.list.d/docker.list </text:span><text:span text:style-name="OperatorTok">&gt;</text:span><text:span text:style-name="NormalTok"> /dev/null</text:span> </text:p>
          <text:p text:style-name="P17">This adds the official Docker repository to your system's package sources, making Docker Engine available for installation via <text:span text:style-name="Source_5f_Text">apt</text:span></text:p>
        </text:list-item>
        <text:list-item>
          <text:p text:style-name="P30"><text:span text:style-name="T1">Install Docker Engine, containerd, and Docker Compose</text:span>:</text:p>
          <text:p text:style-name="P3"><text:span text:style-name="FunctionTok">sudo</text:span><text:span text:style-name="NormalTok"> apt update</text:span> </text:p>
          <text:p text:style-name="P3"><text:span text:style-name="FunctionTok">sudo</text:span><text:span text:style-name="NormalTok"> apt install </text:span><text:span text:style-name="AttributeTok">-y</text:span><text:span text:style-name="NormalTok"> docker-ce docker-ce-cli containerd.io docker-buildx-plugin docker-compose-plugin</text:span> </text:p>
          <text:p text:style-name="P17">These are the core components. containerd is a runtime that manages the lifecycle of containers, and Docker Compose is a tool for defining and running multi-container Docker applications.</text:p>
        </text:list-item>
        <text:list-item>
          <text:p text:style-name="P30"><text:span text:style-name="T1">Verify Docker installation by running the</text:span> <text:span text:style-name="Source_5f_Text">hello-world</text:span> <text:span text:style-name="T1">image</text:span>:</text:p>
          <text:p text:style-name="P3"><text:span text:style-name="FunctionTok">sudo</text:span><text:span text:style-name="NormalTok"> docker run hello-world</text:span> </text:p>
          <text:p text:style-name="P30">(This command will output a message confirming Docker is working.)</text:p>
        </text:list-item>
        <text:list-item>
          <text:p text:style-name="P30"><text:span text:style-name="T1">Add your user to the docker group (for running commands without</text:span> <text:span text:style-name="Source_5f_Text">sudo</text:span><text:span text:style-name="T1">)</text:span>:</text:p>
          <text:p text:style-name="P3"><text:span text:style-name="FunctionTok">sudo</text:span><text:span text:style-name="NormalTok"> usermod </text:span><text:span text:style-name="AttributeTok">-aG</text:span><text:span text:style-name="NormalTok"> docker </text:span><text:span text:style-name="VariableTok">$USER</text:span> </text:p>
          <text:p text:style-name="P17">This is a crucial step for a new system administrator. By default, running Docker commands requires <text:span text:style-name="Source_5f_Text">sudo</text:span> privileges. Adding your user to the <text:span text:style-name="Source_5f_Text">docker</text:span> group allows you to run Docker commands without <text:span text:style-name="Source_5f_Text">sudo</text:span>, which is more convenient for day-to-day operations, though it requires a log out/log in to take effect.</text:p>
          <text:p text:style-name="P30">(Note: You would need to log out and log back in for this change to take effect.)</text:p>
        </text:list-item>
      </text:list>
      <text:h text:style-name="Heading_20_2" text:outline-level="2"><text:bookmark-start text:name="working-with-docker-images"/><text:soft-page-break/>Working with Docker Images<text:bookmark-end text:name="working-with-docker-images"/></text:h>
      <text:h text:style-name="Heading_20_3" text:outline-level="3"><text:bookmark-start text:name="pulling-images"/>Pulling Images<text:bookmark-end text:name="pulling-images"/></text:h>
      <text:p text:style-name="First_20_paragraph">As we discussed, Docker images are read-only templates that contain the instructions for creating a Docker container. You can think of an image as a blueprint or a snapshot of an entire application environment. This blueprint includes the operating system (or a subset of it), the application code, dependencies, libraries, and configuration files—everything required for the application to run.</text:p>
      <text:p text:style-name="Text_20_body">The relationship between images and containers is analogous to that between a class and an object in object-oriented programming. An <text:span text:style-name="T1">image</text:span> is the static, immutable definition, while a container is a runnable, dynamic instance of that image. You can create multiple containers from a single image, and each container will run in isolation, but they will all be based on the same underlying image blueprint.</text:p>
      <text:p text:style-name="Text_20_body"><text:span text:style-name="T1">Docker Hub</text:span> is a cloud-based registry service provided by Docker, Inc. It serves as a central repository where Docker users can find, share, and manage Docker images. It hosts official images (maintained by Docker and trusted vendors) and user-contributed images. It's essentially the primary public library for Docker images.</text:p>
      <text:p text:style-name="Text_20_body">To obtain an image from Docker Hub and store it locally on your Ubuntu server, you use the docker <text:span text:style-name="Source_5f_Text">pull</text:span> command. The basic syntax is:</text:p>
      <text:p text:style-name="Preformatted_20_Text"><text:span text:style-name="ExtensionTok">docker</text:span><text:span text:style-name="NormalTok"> pull </text:span><text:span text:style-name="PreprocessorTok">[</text:span><text:span text:style-name="SpecialStringTok">image_name</text:span><text:span text:style-name="PreprocessorTok">]</text:span><text:span text:style-name="NormalTok">:</text:span><text:span text:style-name="PreprocessorTok">[</text:span><text:span text:style-name="SpecialStringTok">tag</text:span><text:span text:style-name="PreprocessorTok">]</text:span> </text:p>
      <text:list xml:id="list1079071159" text:style-name="L16">
        <text:list-item>
          <text:p text:style-name="P31"><text:span text:style-name="Source_5f_Text">image_name</text:span>: This refers to the name of the image (e.g., <text:span text:style-name="Source_5f_Text">ubuntu</text:span>, <text:span text:style-name="Source_5f_Text">nginx</text:span>, <text:span text:style-name="Source_5f_Text">mysql</text:span>).</text:p>
        </text:list-item>
        <text:list-item>
          <text:p text:style-name="P31"><text:span text:style-name="Source_5f_Text">tag</text:span>: This specifies a particular version or variant of the image (e.g., <text:span text:style-name="Source_5f_Text">latest</text:span>, <text:span text:style-name="Source_5f_Text">20.04</text:span>, <text:span text:style-name="Source_5f_Text">1.21</text:span>). If no tag is specified, Docker defaults to latest.</text:p>
        </text:list-item>
      </text:list>
      <text:p text:style-name="First_20_paragraph">For example, to download the official Ubuntu 22.04 image, you would use:</text:p>
      <text:p text:style-name="Preformatted_20_Text"><text:span text:style-name="ExtensionTok">docker</text:span><text:span text:style-name="NormalTok"> pull ubuntu:22.04</text:span> </text:p>
      <text:p text:style-name="First_20_paragraph">This command would connect to Docker Hub, download the specified Ubuntu image, and store it in your local Docker image cache.</text:p>
      <text:h text:style-name="Heading_20_3" text:outline-level="3"><text:bookmark-start text:name="list-local-images-docker-images-remove-images-docker-rmi"/>List Local Images (<text:span text:style-name="Source_5f_Text">docker images</text:span>), Remove Images (<text:span text:style-name="Source_5f_Text">docker rmi</text:span>)<text:bookmark-end text:name="list-local-images-docker-images-remove-images-docker-rmi"/></text:h>
      <text:p text:style-name="First_20_paragraph">Once you have pulled images to your local machine, it's essential to know how to view what you have and how to remove those you no longer need. This helps in managing disk space and keeping your environment organized.</text:p>
      <text:h text:style-name="Heading_20_4" text:outline-level="4"><text:bookmark-start text:name="listing-local-images"/>Listing Local Images<text:bookmark-end text:name="listing-local-images"/></text:h>
      <text:p text:style-name="First_20_paragraph">To view all the Docker images currently stored on your local system, you use the <text:span text:style-name="Source_5f_Text">docker images</text:span> command. This command provides a list of images, including details such as their <text:span text:style-name="T1">REPOSITORY, TAG, IMAGE ID, CREATED date, and SIZE</text:span>.</text:p>
      <text:p text:style-name="Text_20_body"><text:soft-page-break/>Here's an example of what the output might look like:</text:p>
      <text:p text:style-name="Preformatted_20_Text"><text:span text:style-name="ExtensionTok">docker</text:span><text:span text:style-name="NormalTok"> images</text:span> </text:p>
      <text:p text:style-name="Preformatted_20_Text">REPOSITORY <text:s text:c="3"/>TAG <text:s text:c="6"/>IMAGE ID <text:s text:c="6"/>CREATED <text:s text:c="8"/>SIZE</text:p>
      <text:p text:style-name="Preformatted_20_Text">ubuntu <text:s text:c="7"/>latest <text:s text:c="3"/>4e5021ee8804 <text:s text:c="2"/>2 weeks ago <text:s text:c="4"/>77.9MB</text:p>
      <text:p text:style-name="Preformatted_20_Text">nginx <text:s text:c="8"/>latest <text:s text:c="3"/>603584852ad9 <text:s text:c="2"/>3 weeks ago <text:s text:c="4"/>187MB</text:p>
      <text:list xml:id="list4238986961" text:style-name="L17">
        <text:list-item>
          <text:p text:style-name="P32"><text:span text:style-name="T1">REPOSITORY</text:span>: The name of the image.</text:p>
        </text:list-item>
        <text:list-item>
          <text:p text:style-name="P32"><text:span text:style-name="T1">TAG</text:span>: The specific version or variant of the image. <text:span text:style-name="Source_5f_Text">latest</text:span> is often the default if a tag isn't specified.</text:p>
        </text:list-item>
        <text:list-item>
          <text:p text:style-name="P32"><text:span text:style-name="T1">IMAGE ID</text:span>: A unique identifier for the image.</text:p>
        </text:list-item>
        <text:list-item>
          <text:p text:style-name="P32"><text:span text:style-name="T1">CREATED</text:span>: How long ago the image was created.</text:p>
        </text:list-item>
        <text:list-item>
          <text:p text:style-name="P32"><text:span text:style-name="T1">SIZE</text:span>: The disk space the image consumes.</text:p>
        </text:list-item>
      </text:list>
      <text:h text:style-name="Heading_20_4" text:outline-level="4"><text:bookmark-start text:name="removing-images"/>Removing Images<text:bookmark-end text:name="removing-images"/></text:h>
      <text:p text:style-name="First_20_paragraph">When you no longer need an image, you can remove it from your local system using the <text:span text:style-name="Source_5f_Text">docker rmi</text:span> command. It's important to note that you cannot remove an image if there are active containers running from it. You would need to stop and remove those containers first.</text:p>
      <text:p text:style-name="Text_20_body">The basic syntax for removing an image is:</text:p>
      <text:p text:style-name="Preformatted_20_Text"><text:span text:style-name="ExtensionTok">docker</text:span><text:span text:style-name="NormalTok"> rmi </text:span><text:span text:style-name="PreprocessorTok">[</text:span><text:span text:style-name="SpecialStringTok">image_id</text:span><text:span text:style-name="PreprocessorTok">]</text:span> </text:p>
      <text:p text:style-name="First_20_paragraph">You can use either the full <text:span text:style-name="T1">IMAGE ID</text:span> or the combination of <text:span text:style-name="T1">REPOSITORY</text:span> and <text:span text:style-name="T1">TAG</text:span> to specify which image to remove. For instance, to remove the <text:span text:style-name="Source_5f_Text">ubuntu:latest</text:span> image from the previous example, you could use:</text:p>
      <text:p text:style-name="Preformatted_20_Text"><text:span text:style-name="ExtensionTok">docker</text:span><text:span text:style-name="NormalTok"> rmi 4e5021ee8804</text:span> </text:p>
      <text:p text:style-name="Preformatted_20_Text"><text:span text:style-name="CommentTok"># or</text:span> </text:p>
      <text:p text:style-name="Preformatted_20_Text"><text:span text:style-name="ExtensionTok">docker</text:span><text:span text:style-name="NormalTok"> rmi ubuntu:latest</text:span> </text:p>
      <text:p text:style-name="First_20_paragraph">This command would delete the specified image from your local system.</text:p>
      <text:h text:style-name="Heading_20_2" text:outline-level="2"><text:bookmark-start text:name="running-and-managing-docker-containers"/>Running and Managing Docker Containers<text:bookmark-end text:name="running-and-managing-docker-containers"/></text:h>
      <text:h text:style-name="Heading_20_3" text:outline-level="3"><text:bookmark-start text:name="run-a-docker-container-using-docker-run"/>Run a Docker Container Using <text:span text:style-name="Source_5f_Text">docker run</text:span><text:bookmark-end text:name="run-a-docker-container-using-docker-run"/></text:h>
      <text:p text:style-name="First_20_paragraph">The docker run command is fundamental to working with Docker, as it allows you to create and start a new container from a Docker image. When you execute docker run, Docker performs several actions: it checks if the image exists locally, pulls it if it doesn't, creates a new container instance from that image, and then starts it.</text:p>
      <text:p text:style-name="Text_20_body">The basic syntax for docker run is: Bash</text:p>
      <text:p text:style-name="Text_20_body">docker run [OPTIONS] IMAGE [COMMAND] [ARG...]</text:p>
      <text:p text:style-name="Text_20_body">While <text:span text:style-name="Source_5f_Text">docker run</text:span> has many options, some are particularly common and crucial for system administration:</text:p>
      <text:list xml:id="list3985783441" text:style-name="L18">
        <text:list-item>
          <text:p text:style-name="P33"><text:span text:style-name="Source_5f_Text">-d</text:span> or <text:span text:style-name="Source_5f_Text">--detach</text:span> <text:span text:style-name="T1">(Detached Mode)</text:span>:</text:p>
          <text:p text:style-name="P33"><text:soft-page-break/>When you run a container in "detached mode," it means the container will run in the background, freeing up your terminal. Without this option, the container's output would be streamed to your terminal, and the container would stop if you closed the terminal session. This is analogous to running a process in the background using <text:span text:style-name="Source_5f_Text">nohup</text:span> or <text:span text:style-name="Source_5f_Text">&amp;</text:span> in traditional Linux environments.</text:p>
          <text:p text:style-name="P33">Example:</text:p>
          <text:p text:style-name="P4"><text:span text:style-name="ExtensionTok">docker</text:span><text:span text:style-name="NormalTok"> run </text:span><text:span text:style-name="AttributeTok">-d</text:span><text:span text:style-name="NormalTok"> nginx</text:span> </text:p>
          <text:p text:style-name="P33">This command would start an Nginx web server container in the background.</text:p>
        </text:list-item>
        <text:list-item>
          <text:p text:style-name="P33"><text:span text:style-name="Source_5f_Text">-p</text:span> or <text:span text:style-name="Source_5f_Text">--publish</text:span> <text:span text:style-name="T1">(Port Mapping)</text:span>:</text:p>
          <text:p text:style-name="P33">Containers run in isolation, meaning their internal network ports are not directly accessible from the host system or external networks. Port mapping allows you to map a port on your host machine to a port inside the container. This makes the application running inside the container accessible from outside the Docker host. The syntax is <text:span text:style-name="Source_5f_Text">host_port:container_port</text:span>.</text:p>
          <text:p text:style-name="P33">Example:</text:p>
          <text:p text:style-name="P4"><text:span text:style-name="ExtensionTok">docker</text:span><text:span text:style-name="NormalTok"> run </text:span><text:span text:style-name="AttributeTok">-d</text:span><text:span text:style-name="NormalTok"> </text:span><text:span text:style-name="AttributeTok">-p</text:span><text:span text:style-name="NormalTok"> 8080:80 nginx</text:span> </text:p>
          <text:p text:style-name="P33">This command starts an Nginx container and maps port <text:span text:style-name="Source_5f_Text">8080</text:span> on your server to port <text:span text:style-name="Source_5f_Text">80</text:span> inside the Nginx container. Now, if you access <text:span text:style-name="Source_5f_Text">http://your_server_ip:8080</text:span> from a web browser, you will reach the Nginx server running inside the container.</text:p>
        </text:list-item>
        <text:list-item>
          <text:p text:style-name="P33"><text:span text:style-name="Source_5f_Text">--name</text:span> <text:span text:style-name="T1">(Assign a Name to the Container)</text:span>:</text:p>
          <text:p text:style-name="P33">By default, Docker assigns a random, whimsical name to your containers (e.g., <text:span text:style-name="Source_5f_Text">silly_tesla</text:span>, <text:span text:style-name="Source_5f_Text">upbeat_mahavira</text:span>). For better manageability and easier referencing, especially in automated scripts or when dealing with multiple containers, it is highly recommended to assign a meaningful name using the <text:span text:style-name="Source_5f_Text">--name</text:span> option. This name must be unique among your containers.</text:p>
          <text:p text:style-name="P33">Example:</text:p>
          <text:p text:style-name="P4"><text:span text:style-name="ExtensionTok">docker</text:span><text:span text:style-name="NormalTok"> run </text:span><text:span text:style-name="AttributeTok">-d</text:span><text:span text:style-name="NormalTok"> </text:span><text:span text:style-name="AttributeTok">-p</text:span><text:span text:style-name="NormalTok"> 8080:80 </text:span><text:span text:style-name="AttributeTok">--name</text:span><text:span text:style-name="NormalTok"> my-nginx-webserver nginx</text:span> </text:p>
          <text:p text:style-name="P33">This command does the same as the previous Nginx example but also names the container <text:span text:style-name="Source_5f_Text">my-nginx-webserver</text:span>, making it much easier to identify and manage later.</text:p>
        </text:list-item>
      </text:list>
      <text:h text:style-name="Heading_20_3" text:outline-level="3"><text:bookmark-start text:name="list-stop-start-and-remove-containers"/>List, Stop, Start, and Remove Containers<text:bookmark-end text:name="list-stop-start-and-remove-containers"/></text:h>
      <text:h text:style-name="Heading_20_4" text:outline-level="4"><text:bookmark-start text:name="list-running-containers"/>List Running Containers<text:bookmark-end text:name="list-running-containers"/></text:h>
      <text:list xml:id="list1784487106" text:style-name="L19">
        <text:list-item>
          <text:p text:style-name="P34"><text:span text:style-name="Source_5f_Text">docker ps</text:span>:</text:p>
          <text:p text:style-name="P34">To see a list of all currently running containers on your Docker host, you use the docker ps command. This command is invaluable for getting a quick overview of your active <text:soft-page-break/>containerized applications.</text:p>
          <text:p text:style-name="P34">The output typically includes:</text:p>
          <text:list text:style-name="L20">
            <text:list-item>
              <text:p text:style-name="P35"><text:span text:style-name="T1">CONTAINER ID</text:span>: A unique identifier for the container.</text:p>
            </text:list-item>
            <text:list-item>
              <text:p text:style-name="P35"><text:span text:style-name="T1">IMAGE</text:span>: The image from which the container was launched.</text:p>
            </text:list-item>
            <text:list-item>
              <text:p text:style-name="P35"><text:span text:style-name="T1">COMMAND</text:span>: The command executed when the container started.</text:p>
            </text:list-item>
            <text:list-item>
              <text:p text:style-name="P35"><text:span text:style-name="T1">CREATED</text:span>: How long ago the container was created.</text:p>
            </text:list-item>
            <text:list-item>
              <text:p text:style-name="P35"><text:span text:style-name="T1">STATUS</text:span>: The current state of the container (e.g., "Up X minutes", "Exited (0) X minutes ago").</text:p>
            </text:list-item>
            <text:list-item>
              <text:p text:style-name="P35"><text:span text:style-name="T1">PORTS</text:span>: Any port mappings configured for the container.</text:p>
            </text:list-item>
            <text:list-item>
              <text:p text:style-name="P35"><text:span text:style-name="T1">NAMES</text:span>: The name you assigned to the container (or a random one if not specified).</text:p>
              <text:p text:style-name="P35">To see all containers, including those that have stopped or exited, you can add the <text:span text:style-name="Source_5f_Text">-a</text:span> or <text:span text:style-name="Source_5f_Text">--all</text:span> flag: <text:span text:style-name="Source_5f_Text">docker ps -a</text:span>. This is useful for debugging or cleaning up resources.</text:p>
              <text:p text:style-name="P35">Example:</text:p>
              <text:p text:style-name="P5"><text:span text:style-name="ExtensionTok">docker</text:span><text:span text:style-name="NormalTok"> ps</text:span> </text:p>
              <text:p text:style-name="P35">(This would show containers currently active.)</text:p>
            </text:list-item>
          </text:list>
        </text:list-item>
      </text:list>
      <text:h text:style-name="Heading_20_4" text:outline-level="4"><text:bookmark-start text:name="stopping-containers"/>Stopping Containers<text:bookmark-end text:name="stopping-containers"/></text:h>
      <text:list xml:id="list1814079381" text:style-name="L21">
        <text:list-item>
          <text:p text:style-name="P36"><text:span text:style-name="Source_5f_Text">docker stop</text:span>:</text:p>
          <text:p text:style-name="P36">To gracefully stop a running container, you use the <text:span text:style-name="Source_5f_Text">docker stop</text:span> command. This sends a <text:span text:style-name="Source_5f_Text">SIGTERM</text:span> signal to the main process inside the container, giving it a chance to shut down cleanly. If the container does not stop within a grace period (defaulting to 10 seconds), Docker will send a <text:span text:style-name="Source_5f_Text">SIGKILL</text:span> to force termination.</text:p>
          <text:p text:style-name="P36">You can stop a container by its <text:span text:style-name="T1">CONTAINER ID</text:span> or its <text:span text:style-name="T1">NAME</text:span>.</text:p>
          <text:p text:style-name="P36">Example:</text:p>
          <text:p text:style-name="P6"><text:span text:style-name="ExtensionTok">docker</text:span><text:span text:style-name="NormalTok"> stop my-nginx-webserver</text:span> </text:p>
          <text:p text:style-name="P6"><text:span text:style-name="CommentTok"># or if you know the ID:</text:span> </text:p>
          <text:p text:style-name="P6"><text:span text:style-name="ExtensionTok">docker</text:span><text:span text:style-name="NormalTok"> stop </text:span><text:span text:style-name="PreprocessorTok">[</text:span><text:span text:style-name="SpecialStringTok">CONTAINER_ID</text:span><text:span text:style-name="PreprocessorTok">]</text:span> </text:p>
        </text:list-item>
      </text:list>
      <text:h text:style-name="Heading_20_4" text:outline-level="4"><text:bookmark-start text:name="starting-containers"/>Starting Containers<text:bookmark-end text:name="starting-containers"/></text:h>
      <text:list xml:id="list1080303944" text:style-name="L22">
        <text:list-item>
          <text:p text:style-name="P37"><text:span text:style-name="Source_5f_Text">docker start</text:span>:</text:p>
          <text:p text:style-name="P37">If a container has been stopped but not removed, you can restart it using the <text:span text:style-name="Source_5f_Text">docker start</text:span> command. This brings a previously stopped container back into a running state, preserving its state and any data not stored in volumes (which we'll discuss later).</text:p>
          <text:p text:style-name="P37"><text:soft-page-break/>Similar to docker stop, you can use the <text:span text:style-name="T1">CONTAINER ID</text:span> or <text:span text:style-name="T1">NAME</text:span>.</text:p>
          <text:p text:style-name="P37">Example:</text:p>
          <text:p text:style-name="P7"><text:span text:style-name="ExtensionTok">docker</text:span><text:span text:style-name="NormalTok"> start my-nginx-webserver</text:span> </text:p>
        </text:list-item>
      </text:list>
      <text:h text:style-name="Heading_20_4" text:outline-level="4"><text:bookmark-start text:name="removing-containers"/>Removing Containers<text:bookmark-end text:name="removing-containers"/></text:h>
      <text:list xml:id="list1903911013" text:style-name="L23">
        <text:list-item>
          <text:p text:style-name="P38"><text:span text:style-name="Source_5f_Text">docker rm</text:span>:</text:p>
          <text:p text:style-name="P38">To permanently remove a container, you use the docker <text:span text:style-name="Source_5f_Text">rm command</text:span>. You can only remove a container if it is stopped. If you attempt to remove a running container, Docker will return an error. To force removal of a running container, you can use the <text:span text:style-name="Source_5f_Text">-f</text:span> or <text:span text:style-name="Source_5f_Text">--force flag</text:span>, but this is generally not recommended as it does not allow the container to shut down gracefully.</text:p>
          <text:p text:style-name="P38">Again, you can remove by <text:span text:style-name="T1">CONTAINER ID</text:span> or <text:span text:style-name="T1">NAME</text:span>.</text:p>
          <text:p text:style-name="P38">Example:</text:p>
          <text:p text:style-name="P8"><text:span text:style-name="ExtensionTok">docker</text:span><text:span text:style-name="NormalTok"> rm my-nginx-webserver</text:span> </text:p>
          <text:p text:style-name="P38">To remove all exited containers (a common cleanup task), you can combine commands:</text:p>
          <text:p text:style-name="P8"><text:span text:style-name="ExtensionTok">docker</text:span><text:span text:style-name="NormalTok"> rm </text:span><text:span text:style-name="VariableTok">$(</text:span><text:span text:style-name="ExtensionTok">docker</text:span><text:span text:style-name="NormalTok"> ps </text:span><text:span text:style-name="AttributeTok">-aq</text:span><text:span text:style-name="NormalTok"> </text:span><text:span text:style-name="AttributeTok">--filter</text:span><text:span text:style-name="NormalTok"> status=exited</text:span><text:span text:style-name="VariableTok">)</text:span> </text:p>
        </text:list-item>
      </text:list>
      <text:h text:style-name="Heading_20_4" text:outline-level="4"><text:bookmark-start text:name="execute-commands-inside-a-running-container-docker-exec"/>Execute Commands Inside a Running Container (<text:span text:style-name="Source_5f_Text">docker exec</text:span>)<text:bookmark-end text:name="execute-commands-inside-a-running-container-docker-exec"/></text:h>
      <text:list xml:id="list3220525361" text:style-name="L24">
        <text:list-item>
          <text:p text:style-name="P39"><text:span text:style-name="Source_5f_Text">docker exec</text:span>:</text:p>
          <text:p text:style-name="P39">The <text:span text:style-name="Source_5f_Text">docker exec</text:span> command allows you to run a new command inside a running Docker container. This is extremely useful for debugging, performing administrative tasks, or checking the state of an application without having to stop and restart the container.</text:p>
          <text:p text:style-name="P39">The basic syntax is:</text:p>
          <text:p text:style-name="P9"><text:span text:style-name="ExtensionTok">docker</text:span><text:span text:style-name="NormalTok"> exec </text:span><text:span text:style-name="PreprocessorTok">[</text:span><text:span text:style-name="SpecialStringTok">OPTIONS</text:span><text:span text:style-name="PreprocessorTok">]</text:span><text:span text:style-name="NormalTok"> CONTAINER COMMAND </text:span><text:span text:style-name="PreprocessorTok">[</text:span><text:span text:style-name="SpecialStringTok">ARG...</text:span><text:span text:style-name="PreprocessorTok">]</text:span> </text:p>
          <text:list text:style-name="L25">
            <text:list-item>
              <text:p text:style-name="P40"><text:span text:style-name="T1">CONTAINER</text:span>: This can be the container's ID or its assigned name.</text:p>
            </text:list-item>
            <text:list-item>
              <text:p text:style-name="P40"><text:span text:style-name="T1">COMMAND</text:span>: The command you wish to execute inside the container.</text:p>
            </text:list-item>
            <text:list-item>
              <text:p text:style-name="P40"><text:span text:style-name="T1">ARG...</text:span>: Any arguments for the command.</text:p>
              <text:p text:style-name="P40">Common options include:</text:p>
              <text:list text:style-name="L26">
                <text:list-item>
                  <text:p text:style-name="P41"><text:span text:style-name="Source_5f_Text">-it</text:span>: This combination is very common.</text:p>
                  <text:list text:style-name="L27">
                    <text:list-item>
                      <text:p text:style-name="P42"><text:span text:style-name="Source_5f_Text">-i</text:span> or <text:span text:style-name="Source_5f_Text">--interactive</text:span>: Keeps STDIN open even if not attached. This is essential for interactive commands.</text:p>
                    </text:list-item>
                    <text:list-item>
                      <text:p text:style-name="P42"><text:span text:style-name="Source_5f_Text">-t</text:span> or <text:span text:style-name="Source_5f_Text">--tty</text:span>: Allocates a pseudo-TTY, providing a more interactive shell experience (like a typical terminal).</text:p>
                    </text:list-item>
                  </text:list>
                </text:list-item>
              </text:list>
              <text:p text:style-name="P40">Example: Accessing a shell inside a running Nginx container:</text:p>
              <text:p text:style-name="P10"><text:span text:style-name="ExtensionTok">docker</text:span><text:span text:style-name="NormalTok"> exec </text:span><text:span text:style-name="AttributeTok">-it</text:span><text:span text:style-name="NormalTok"> my-nginx-webserver bash</text:span> </text:p>
              <text:p text:style-name="P40"><text:soft-page-break/>Upon executing this, you would be presented with a shell prompt inside the <text:span text:style-name="Source_5f_Text">my-nginx-webserver</text:span> container, allowing you to navigate its filesystem, inspect processes, or run diagnostics as if you were SSHed into a minimal Linux environment. When you are finished, you can type <text:span text:style-name="Source_5f_Text">exit</text:span> to leave the container's shell and return to your host terminal.</text:p>
            </text:list-item>
          </text:list>
        </text:list-item>
      </text:list>
      <text:h text:style-name="Heading_20_4" text:outline-level="4"><text:bookmark-start text:name="viewing-container-logs"/>Viewing Container Logs<text:bookmark-end text:name="viewing-container-logs"/></text:h>
      <text:list xml:id="list1655046357" text:style-name="L28">
        <text:list-item>
          <text:p text:style-name="P43"><text:span text:style-name="Source_5f_Text">docker logs</text:span>:</text:p>
          <text:p text:style-name="P43">Applications running inside containers typically output their logs to standard output (<text:span text:style-name="Source_5f_Text">stdout</text:span>) and standard error (<text:span text:style-name="Source_5f_Text">stderr</text:span>). The <text:span text:style-name="Source_5f_Text">docker logs</text:span> command allows you to retrieve these logs from a container, which is crucial for monitoring application behavior, troubleshooting issues, and auditing.</text:p>
          <text:p text:style-name="P43">The basic syntax is:</text:p>
          <text:p text:style-name="P11"><text:span text:style-name="ExtensionTok">docker</text:span><text:span text:style-name="NormalTok"> logs </text:span><text:span text:style-name="PreprocessorTok">[</text:span><text:span text:style-name="SpecialStringTok">OPTIONS</text:span><text:span text:style-name="PreprocessorTok">]</text:span><text:span text:style-name="NormalTok"> CONTAINER</text:span> </text:p>
          <text:list text:style-name="L29">
            <text:list-item>
              <text:p text:style-name="P44"><text:span text:style-name="T1">CONTAINER</text:span>: Again, this can be the container's ID or its name.</text:p>
              <text:p text:style-name="P44">Common options include:</text:p>
            </text:list-item>
            <text:list-item>
              <text:p text:style-name="P44"><text:span text:style-name="Source_5f_Text">-f</text:span> or <text:span text:style-name="Source_5f_Text">--follow</text:span>: This "follows" the log output, similar to <text:span text:style-name="Source_5f_Text">tail -f</text:span>. New log entries will be displayed as they are generated. This is excellent for real-time monitoring.</text:p>
            </text:list-item>
            <text:list-item>
              <text:p text:style-name="P44"><text:span text:style-name="Source_5f_Text">--tail N</text:span>: Shows only the last <text:span text:style-name="Source_5f_Text">N</text:span> lines of the logs. Useful for viewing recent activity without seeing the entire log history.</text:p>
            </text:list-item>
            <text:list-item>
              <text:p text:style-name="P44"><text:span text:style-name="Source_5f_Text">--since STRING</text:span>: Shows logs generated since a specific timestamp or relative duration (e.g., <text:span text:style-name="Source_5f_Text">--since 10m</text:span> for logs from the last 10 minutes).</text:p>
              <text:p text:style-name="P44">Example: Viewing live logs of a web server:</text:p>
              <text:p text:style-name="P12"><text:span text:style-name="ExtensionTok">docker</text:span><text:span text:style-name="NormalTok"> logs </text:span><text:span text:style-name="AttributeTok">-f</text:span><text:span text:style-name="NormalTok"> my-nginx-webserver</text:span> </text:p>
              <text:p text:style-name="P44">This command would continuously display new log entries from the my-nginx-webserver container, which would typically show web access requests and error messages.</text:p>
            </text:list-item>
          </text:list>
        </text:list-item>
      </text:list>
      <text:h text:style-name="Heading_20_2" text:outline-level="2"><text:bookmark-start text:name="building-custom-docker-images-with-dockerfiles"/>Building Custom Docker Images with Dockerfiles<text:bookmark-end text:name="building-custom-docker-images-with-dockerfiles"/></text:h>
      <text:p text:style-name="First_20_paragraph">As a system administrator, you will frequently encounter scenarios where existing public Docker images do not perfectly meet your application's requirements. This is where <text:span text:style-name="T1">Dockerfiles</text:span> become indispensable. A Dockerfile is a simple text file that contains a series of instructions that Docker reads to automatically build an image. It acts as a reproducible blueprint for creating custom images, ensuring that your application's environment is consistent every time the image is built.</text:p>
      <text:p text:style-name="Text_20_body">Each instruction in a Dockerfile creates a new layer in the Docker image. These layers are cached, which makes subsequent builds faster if previous layers haven't changed.</text:p>
      <text:p text:style-name="Text_20_body"><text:soft-page-break/>Let's explore some of the most common and essential Dockerfile instructions:</text:p>
      <text:h text:style-name="Heading_20_3" text:outline-level="3"><text:bookmark-start text:name="common-dockerfile-instructions"/>Common Dockerfile Instructions<text:bookmark-end text:name="common-dockerfile-instructions"/></text:h>
      <text:list xml:id="list44004712" text:style-name="L30">
        <text:list-item>
          <text:p text:style-name="P45"><text:span text:style-name="Source_5f_Text">FROM</text:span>:</text:p>
          <text:list text:style-name="L31">
            <text:list-item>
              <text:p text:style-name="P46"><text:span text:style-name="T1">Purpose</text:span>: This is the first instruction in almost every Dockerfile. It specifies the base image from which your custom image will be built. This base image can be an official image (like <text:span text:style-name="Source_5f_Text">ubuntu</text:span>, <text:span text:style-name="Source_5f_Text">nginx</text:span>, <text:span text:style-name="Source_5f_Text">node</text:span>) or an image you've previously built.</text:p>
            </text:list-item>
            <text:list-item>
              <text:p text:style-name="P46"><text:span text:style-name="T1">Example</text:span>: <text:span text:style-name="Source_5f_Text">FROM ubuntu:22.04</text:span> (Starts building your image on top of the Ubuntu 22.04 base.)</text:p>
            </text:list-item>
          </text:list>
        </text:list-item>
        <text:list-item>
          <text:p text:style-name="P45"><text:span text:style-name="Source_5f_Text">RUN</text:span>:</text:p>
          <text:list text:style-name="L32">
            <text:list-item>
              <text:p text:style-name="P47"><text:span text:style-name="Source_5f_Text">Purpose</text:span>: Executes any commands in a new layer on top of the current image and commits the results. These commands are typically used for installing software packages, creating directories, or performing other system setup tasks.</text:p>
            </text:list-item>
            <text:list-item>
              <text:p text:style-name="P47"><text:span text:style-name="T1">Example</text:span>: <text:span text:style-name="Source_5f_Text">RUN apt-get update &amp;&amp; apt-get install -y nginx</text:span> (Updates package lists and installs Nginx.)</text:p>
            </text:list-item>
          </text:list>
        </text:list-item>
        <text:list-item>
          <text:p text:style-name="P45"><text:span text:style-name="Source_5f_Text">COPY</text:span>:</text:p>
          <text:list text:style-name="L33">
            <text:list-item>
              <text:p text:style-name="P48"><text:span text:style-name="T1">Purpose</text:span>: Copies new files or directories from a specified source path on the build host into the filesystem of the image at the destination path. This is commonly used for bringing your application code or configuration files into the image.</text:p>
            </text:list-item>
            <text:list-item>
              <text:p text:style-name="P48"><text:span text:style-name="T1">Example</text:span>: <text:span text:style-name="Source_5f_Text">COPY ./app /var/www/html</text:span> (Copies the <text:span text:style-name="Source_5f_Text">app</text:span> directory from your build context into <text:span text:style-name="Source_5f_Text">/var/www/html</text:span> inside the image.)</text:p>
            </text:list-item>
          </text:list>
        </text:list-item>
        <text:list-item>
          <text:p text:style-name="P45"><text:span text:style-name="Source_5f_Text">ADD</text:span>:</text:p>
          <text:list text:style-name="L34">
            <text:list-item>
              <text:p text:style-name="P49"><text:span text:style-name="T1">Purpose</text:span>: Similar to <text:span text:style-name="Source_5f_Text">COPY</text:span>, but with additional features. <text:span text:style-name="Source_5f_Text">ADD</text:span> can automatically extract compressed files (tar, gzip, bzip2) and can also fetch files from URLs. While <text:span text:style-name="Source_5f_Text">ADD</text:span> has more features, <text:span text:style-name="Source_5f_Text">COPY</text:span> is generally preferred for simply copying local files due to its clarity and predictability.</text:p>
            </text:list-item>
            <text:list-item>
              <text:p text:style-name="P49"><text:span text:style-name="T1">Example</text:span>: <text:span text:style-name="Source_5f_Text">ADD https://example.com/software.tar.gz /tmp/</text:span> (Downloads and extracts the tarball.)</text:p>
            </text:list-item>
          </text:list>
        </text:list-item>
        <text:list-item>
          <text:p text:style-name="P45"><text:span text:style-name="Source_5f_Text">EXPOSE</text:span>:</text:p>
          <text:list text:style-name="L35">
            <text:list-item>
              <text:p text:style-name="P50"><text:span text:style-name="T1">Purpose</text:span>: Informs Docker that the container listens on the specified network ports at runtime. This is purely for documentation and communication between the image developer and user; it does not actually publish the port. Port mapping (using <text:span text:style-name="Source_5f_Text">-p</text:span> with <text:span text:style-name="Source_5f_Text">docker run</text:span>) is still required to make the port accessible from the host.</text:p>
            </text:list-item>
            <text:list-item>
              <text:p text:style-name="P50"><text:span text:style-name="T1">Example</text:span>: <text:span text:style-name="Source_5f_Text">EXPOSE 80</text:span> (Indicates that the application inside the container will use port 80.)</text:p>
            </text:list-item>
          </text:list>
        </text:list-item>
        <text:list-item>
          <text:p text:style-name="P45"><text:span text:style-name="Source_5f_Text">CMD</text:span>:</text:p>
          <text:list text:style-name="L36">
            <text:list-item>
              <text:p text:style-name="P51"><text:span text:style-name="T1">Purpose</text:span>: Provides defaults for an executing container. There can only be one <text:span text:style-name="Source_5f_Text">CMD</text:span> instruction in a Dockerfile. If you specify a <text:span text:style-name="Source_5f_Text">COMMAND</text:span> with <text:span text:style-name="Source_5f_Text">docker run</text:span>, it will override the <text:span text:style-name="Source_5f_Text">CMD</text:span> instruction.</text:p>
            </text:list-item>
            <text:list-item>
              <text:p text:style-name="P51"><text:soft-page-break/><text:span text:style-name="T1">Example</text:span>: <text:span text:style-name="Source_5f_Text">CMD ["nginx", "-g", "daemon off;"]</text:span> (When a container starts from this image, it will execute the Nginx web server in the foreground.)</text:p>
            </text:list-item>
          </text:list>
        </text:list-item>
        <text:list-item>
          <text:p text:style-name="P45"><text:span text:style-name="Source_5f_Text">ENTRYPOINT</text:span>:</text:p>
          <text:list text:style-name="L37">
            <text:list-item>
              <text:p text:style-name="P52"><text:span text:style-name="T1">Purpose</text:span>: Configures a container that will run as an executable. Unlike <text:span text:style-name="Source_5f_Text">CMD</text:span>, the <text:span text:style-name="Source_5f_Text">ENTRYPOINT</text:span> command is always executed when the container starts. Any arguments provided to <text:span text:style-name="Source_5f_Text">docker run</text:span> are appended to the <text:span text:style-name="Source_5f_Text">ENTRYPOINT</text:span> command. This is useful for wrapping an application with a script or for always running a specific executable.</text:p>
            </text:list-item>
            <text:list-item>
              <text:p text:style-name="P52"><text:span text:style-name="T1">Example</text:span>: <text:span text:style-name="Source_5f_Text">ENTRYPOINT ["/usr/bin/supervisord"]</text:span> (Ensures that supervisord is always the main process.)</text:p>
            </text:list-item>
            <text:list-item>
              <text:p text:style-name="P52"><text:span text:style-name="T1">Relationship between</text:span> <text:span text:style-name="Source_5f_Text">CMD</text:span> <text:span text:style-name="T1">and</text:span> <text:span text:style-name="Source_5f_Text">ENTRYPOINT</text:span>: When both are present, <text:span text:style-name="Source_5f_Text">ENTRYPOINT</text:span> defines the executable, and <text:span text:style-name="Source_5f_Text">CMD</text:span> provides default arguments to that executable. For example, <text:span text:style-name="Source_5f_Text">ENTRYPOINT ["echo"]</text:span> and <text:span text:style-name="Source_5f_Text">CMD ["Hello World"]</text:span> would print "Hello World". If you run docker <text:span text:style-name="Source_5f_Text">run myimage Docker</text:span>, it would print "Docker".</text:p>
            </text:list-item>
          </text:list>
        </text:list-item>
      </text:list>
      <text:h text:style-name="Heading_20_4" text:outline-level="4"><text:bookmark-start text:name="creating-a-dockerfile-for-a-basic-web-application"/>Creating a Dockerfile for a Basic Web Application<text:bookmark-end text:name="creating-a-dockerfile-for-a-basic-web-application"/></text:h>
      <text:p text:style-name="First_20_paragraph">For this example, we will create a Dockerfile that builds an Nginx web server image configured to serve a simple static HTML page. This is a common scenario for deploying lightweight web content.</text:p>
      <text:p text:style-name="Text_20_body">First, imagine you have a project directory on your server. Inside this directory, you would create two files:</text:p>
      <text:list xml:id="list2894852141" text:style-name="L38">
        <text:list-item>
          <text:p text:style-name="P53">A simple HTML file named <text:span text:style-name="Source_5f_Text">index.html</text:span>:</text:p>
          <text:p text:style-name="P13"><text:span text:style-name="DataTypeTok">&lt;!DOCTYPE</text:span><text:span text:style-name="NormalTok"> html</text:span><text:span text:style-name="DataTypeTok">&gt;</text:span> </text:p>
          <text:p text:style-name="P13"><text:span text:style-name="DataTypeTok">&lt;</text:span><text:span text:style-name="KeywordTok">html</text:span><text:span text:style-name="DataTypeTok">&gt;</text:span> </text:p>
          <text:p text:style-name="P13"><text:span text:style-name="DataTypeTok">&lt;</text:span><text:span text:style-name="KeywordTok">head</text:span><text:span text:style-name="DataTypeTok">&gt;</text:span> </text:p>
          <text:p text:style-name="P13"><text:span text:style-name="NormalTok"><text:s text:c="3"/></text:span><text:span text:style-name="DataTypeTok">&lt;</text:span><text:span text:style-name="KeywordTok">title</text:span><text:span text:style-name="DataTypeTok">&gt;</text:span><text:span text:style-name="NormalTok">My Docker Webpage</text:span><text:span text:style-name="DataTypeTok">&lt;/</text:span><text:span text:style-name="KeywordTok">title</text:span><text:span text:style-name="DataTypeTok">&gt;</text:span> </text:p>
          <text:p text:style-name="P13"><text:span text:style-name="DataTypeTok">&lt;/</text:span><text:span text:style-name="KeywordTok">head</text:span><text:span text:style-name="DataTypeTok">&gt;</text:span> </text:p>
          <text:p text:style-name="P13"><text:span text:style-name="DataTypeTok">&lt;</text:span><text:span text:style-name="KeywordTok">body</text:span><text:span text:style-name="DataTypeTok">&gt;</text:span> </text:p>
          <text:p text:style-name="P13"><text:span text:style-name="NormalTok"><text:s text:c="3"/></text:span><text:span text:style-name="DataTypeTok">&lt;</text:span><text:span text:style-name="KeywordTok">h1</text:span><text:span text:style-name="DataTypeTok">&gt;</text:span><text:span text:style-name="NormalTok">Welcome to My Dockerized Nginx Server!</text:span><text:span text:style-name="DataTypeTok">&lt;/</text:span><text:span text:style-name="KeywordTok">h1</text:span><text:span text:style-name="DataTypeTok">&gt;</text:span> </text:p>
          <text:p text:style-name="P13"><text:span text:style-name="NormalTok"><text:s text:c="3"/></text:span><text:span text:style-name="DataTypeTok">&lt;</text:span><text:span text:style-name="KeywordTok">p</text:span><text:span text:style-name="DataTypeTok">&gt;</text:span><text:span text:style-name="NormalTok">This page is served from a Docker container.</text:span><text:span text:style-name="DataTypeTok">&lt;/</text:span><text:span text:style-name="KeywordTok">p</text:span><text:span text:style-name="DataTypeTok">&gt;</text:span> </text:p>
          <text:p text:style-name="P13"><text:span text:style-name="DataTypeTok">&lt;/</text:span><text:span text:style-name="KeywordTok">body</text:span><text:span text:style-name="DataTypeTok">&gt;</text:span> </text:p>
          <text:p text:style-name="P13"><text:span text:style-name="DataTypeTok">&lt;/</text:span><text:span text:style-name="KeywordTok">html</text:span><text:span text:style-name="DataTypeTok">&gt;</text:span> </text:p>
          <text:p text:style-name="P53">This file represents the content your web server will display.</text:p>
          <text:p text:style-name="P53">The Dockerfile itself, named Dockerfile (with no file extension):</text:p>
          <text:p text:style-name="P13"><text:span text:style-name="CommentTok"># Use an official Nginx image as the base</text:span> </text:p>
          <text:p text:style-name="P13"><text:span text:style-name="KeywordTok">FROM</text:span><text:span text:style-name="NormalTok"> nginx:latest</text:span> </text:p>
          <text:p text:style-name="P13"/>
          <text:p text:style-name="P13"><text:span text:style-name="CommentTok"># Remove the default Nginx index.html</text:span> </text:p>
          <text:p text:style-name="P13"><text:span text:style-name="KeywordTok">RUN</text:span><text:span text:style-name="NormalTok"> </text:span><text:span text:style-name="FunctionTok">rm</text:span><text:span text:style-name="NormalTok"> /etc/nginx/html/index.html</text:span> </text:p>
          <text:p text:style-name="P13"/>
          <text:p text:style-name="P13"><text:span text:style-name="CommentTok"># Copy our custom index.html into the Nginx web root</text:span> </text:p>
          <text:p text:style-name="P13"><text:span text:style-name="KeywordTok">COPY</text:span><text:span text:style-name="NormalTok"> index.html /etc/nginx/html/</text:span> </text:p>
          <text:p text:style-name="P13"/>
          <text:p text:style-name="P13"><text:span text:style-name="CommentTok"># Expose port 80 to indicate that the container listens on this port</text:span> </text:p>
          <text:p text:style-name="P13"><text:span text:style-name="KeywordTok">EXPOSE</text:span><text:span text:style-name="NormalTok"> 80</text:span> </text:p>
          <text:p text:style-name="P13"><text:soft-page-break/></text:p>
          <text:p text:style-name="P13"><text:span text:style-name="CommentTok"># Command to run Nginx in the foreground</text:span> </text:p>
          <text:p text:style-name="P13"><text:span text:style-name="KeywordTok">CMD</text:span><text:span text:style-name="NormalTok"> [</text:span><text:span text:style-name="StringTok">"nginx"</text:span><text:span text:style-name="NormalTok">, </text:span><text:span text:style-name="StringTok">"-g"</text:span><text:span text:style-name="NormalTok">, </text:span><text:span text:style-name="StringTok">"daemon off;"</text:span><text:span text:style-name="NormalTok">]</text:span> </text:p>
          <text:p text:style-name="P53">Let's break down each line of this Dockerfile:</text:p>
          <text:list text:style-name="L39">
            <text:list-item>
              <text:p text:style-name="P54"><text:span text:style-name="Source_5f_Text">FROM nginx:latest</text:span>: This instruction sets our base image. We are starting with the official nginx image, using the <text:span text:style-name="Source_5f_Text">latest</text:span> tag. This means Docker will first download the Nginx image from Docker Hub if it's not already present locally.</text:p>
            </text:list-item>
            <text:list-item>
              <text:p text:style-name="P54"><text:span text:style-name="Source_5f_Text">RUN rm /etc/nginx/html/index.html</text:span>: The <text:span text:style-name="Source_5f_Text">RUN</text:span> instruction executes a command inside the image during the build process. Here, we are removing the default <text:span text:style-name="Source_5f_Text">index.html</text:span> file that comes with the Nginx image, preparing to replace it with our own.</text:p>
            </text:list-item>
            <text:list-item>
              <text:p text:style-name="P54"><text:span text:style-name="Source_5f_Text">COPY index.html /etc/nginx/html/</text:span>: This <text:span text:style-name="Source_5f_Text">COPY</text:span> instruction takes our local index.html file (from the same directory as the Dockerfile) and places it into the <text:span text:style-name="Source_5f_Text">/etc/nginx/html/</text:span> directory inside the image. This is where Nginx typically serves its web content.</text:p>
            </text:list-item>
            <text:list-item>
              <text:p text:style-name="P54"><text:span text:style-name="Source_5f_Text">EXPOSE 80</text:span>: This instruction documents that the container will listen on port <text:span text:style-name="Source_5f_Text">80</text:span> at runtime. Remember, this is informational; actual port mapping is done with docker <text:span text:style-name="Source_5f_Text">run -p</text:span>.</text:p>
            </text:list-item>
            <text:list-item>
              <text:p text:style-name="P54"><text:span text:style-name="Source_5f_Text">CMD ["nginx", "-g", "daemon off;"]</text:span>: This <text:span text:style-name="Source_5f_Text">CMD</text:span> instruction defines the default command to execute when a container is started from this image. <text:span text:style-name="Source_5f_Text">nginx -g "daemon off;"</text:span> is the standard way to run Nginx in the foreground within a container, which is necessary for Docker to keep the container running.</text:p>
            </text:list-item>
          </text:list>
        </text:list-item>
      </text:list>
      <text:h text:style-name="Heading_20_4" text:outline-level="4"><text:bookmark-start text:name="build-an-image-from-a-dockerfile"/>Build an Image from a Dockerfile<text:bookmark-end text:name="build-an-image-from-a-dockerfile"/></text:h>
      <text:p text:style-name="First_20_paragraph">The <text:span text:style-name="Source_5f_Text">docker build</text:span> command processes a Dockerfile and creates a Docker image. It reads the instructions from the Dockerfile, executes them sequentially, and commits the result of each instruction as a new layer in the image.</text:p>
      <text:p text:style-name="Text_20_body">To build an image, you typically navigate to the directory containing your <text:span text:style-name="Source_5f_Text">Dockerfile</text:span> and any associated files (like our <text:span text:style-name="Source_5f_Text">index.html</text:span> in the previous example). This directory is referred to as the <text:span text:style-name="T1">build context</text:span>.</text:p>
      <text:p text:style-name="Text_20_body">The basic syntax for <text:span text:style-name="Source_5f_Text">docker build</text:span> is:</text:p>
      <text:p text:style-name="Preformatted_20_Text"><text:span text:style-name="ExtensionTok">docker</text:span><text:span text:style-name="NormalTok"> build </text:span><text:span text:style-name="PreprocessorTok">[</text:span><text:span text:style-name="SpecialStringTok">OPTIONS</text:span><text:span text:style-name="PreprocessorTok">]</text:span><text:span text:style-name="NormalTok"> PATH </text:span><text:span text:style-name="KeywordTok">|</text:span><text:span text:style-name="NormalTok"> </text:span><text:span text:style-name="ExtensionTok">URL</text:span><text:span text:style-name="NormalTok"> </text:span><text:span text:style-name="KeywordTok">|</text:span><text:span text:style-name="NormalTok"> </text:span><text:span text:style-name="ExtensionTok">-</text:span> </text:p>
      <text:list xml:id="list2367858655" text:style-name="L40">
        <text:list-item>
          <text:p text:style-name="P55"><text:span text:style-name="Source_5f_Text">PATH</text:span>: This is the path to the build context. Most commonly, you will use <text:span text:style-name="Source_5f_Text">.</text:span> to indicate the current directory as the build context. Docker will send the contents of this directory to the Docker daemon.</text:p>
        </text:list-item>
        <text:list-item>
          <text:p text:style-name="P55"><text:span text:style-name="Source_5f_Text">-t</text:span> or <text:span text:style-name="Source_5f_Text">--tag</text:span>: This option allows you to assign a name and optional tag to the image. It's best practice to always tag your images for easy identification and versioning. The format is <text:span text:style-name="Source_5f_Text">name:tag</text:span>. If no tag is provided, Docker defaults to <text:span text:style-name="Source_5f_Text">latest</text:span>.</text:p>
        </text:list-item>
      </text:list>
      <text:p text:style-name="First_20_paragraph">Using our previous example of the <text:span text:style-name="Source_5f_Text">Dockerfile</text:span> and <text:span text:style-name="Source_5f_Text">index.html</text:span> in the current directory, you would execute the following command to build your custom Nginx image:</text:p>
      <text:p text:style-name="Preformatted_20_Text"><text:span text:style-name="ExtensionTok">docker</text:span><text:span text:style-name="NormalTok"> build </text:span><text:span text:style-name="AttributeTok">-t</text:span><text:span text:style-name="NormalTok"> my-custom-nginx:1.0 .</text:span> </text:p>
      <text:p text:style-name="First_20_paragraph"><text:soft-page-break/>Let's break down this command:</text:p>
      <text:list xml:id="list1492358759" text:style-name="L41">
        <text:list-item>
          <text:p text:style-name="P56"><text:span text:style-name="Source_5f_Text">docker build</text:span>: The command to initiate an image build.</text:p>
        </text:list-item>
        <text:list-item>
          <text:p text:style-name="P56"><text:span text:style-name="Source_5f_Text">-t my-custom-nginx:1.0</text:span>: This tags the resulting image with the name <text:span text:style-name="Source_5f_Text">my-custom-nginx</text:span> and the version <text:span text:style-name="Source_5f_Text">1.0</text:span>. This makes it easy to refer to and distinguish this specific image.</text:p>
        </text:list-item>
        <text:list-item>
          <text:p text:style-name="P56"><text:span text:style-name="Source_5f_Text">.</text:span>: This specifies the build context as the current directory. Docker will look for a <text:span text:style-name="Source_5f_Text">Dockerfile</text:span> in this directory and use all files within this directory (that are not excluded by a <text:span text:style-name="Source_5f_Text">.dockerignore</text:span> file) as part of the build context.</text:p>
        </text:list-item>
      </text:list>
      <text:p text:style-name="First_20_paragraph">When you run this command, you will see output in your terminal indicating the steps of the build process. Each <text:span text:style-name="Source_5f_Text">RUN</text:span> instruction will execute, and each <text:span text:style-name="Source_5f_Text">COPY</text:span> or <text:span text:style-name="Source_5f_Text">FROM</text:span> instruction will create a new layer. If a layer can be pulled from the cache (because nothing has changed since the last build of that layer), Docker will indicate "Using cache."</text:p>
      <text:p text:style-name="Text_20_body">Upon successful completion, you can then verify that your new image has been created by running:</text:p>
      <text:p text:style-name="Preformatted_20_Text"><text:span text:style-name="ExtensionTok">docker</text:span><text:span text:style-name="NormalTok"> images</text:span> </text:p>
      <text:p text:style-name="First_20_paragraph">You should see my-custom-nginx listed among your local images.</text:p>
      <text:h text:style-name="Heading_20_2" text:outline-level="2"><text:bookmark-start text:name="docker-networking-basics"/>Docker Networking Basics<text:bookmark-end text:name="docker-networking-basics"/></text:h>
      <text:h text:style-name="Heading_20_3" text:outline-level="3"><text:bookmark-start text:name="overview"/>Overview<text:bookmark-end text:name="overview"/></text:h>
      <text:p text:style-name="First_20_paragraph">Networking is a crucial aspect of managing Docker containers, as applications often need to communicate with other services or be accessible from outside the Docker host. Docker provides several networking options, but the most common and default setup is the bridge network.</text:p>
      <text:p text:style-name="Text_20_body">When you install Docker, a default bridge network named <text:span text:style-name="Source_5f_Text">bridge</text:span> is automatically created. This network functions similarly to a virtual switch on your Docker host.</text:p>
      <text:p text:style-name="Text_20_body">Here's how it generally works and facilitates communication:</text:p>
      <text:list xml:id="list2111322388" text:style-name="L42">
        <text:list-item>
          <text:p text:style-name="P57"><text:span text:style-name="T1">Container IP Addresses</text:span>: When a new container is launched without specifying a particular network, it is automatically attached to this default <text:span text:style-name="Source_5f_Text">bridge</text:span> network. Docker assigns each container a private IP address from a range within this bridge network (e.g., <text:span text:style-name="Source_5f_Text">172.17.0.x</text:span>). These IP addresses are internal to the Docker host and are not directly routable from outside the host.</text:p>
        </text:list-item>
        <text:list-item>
          <text:p text:style-name="P57"><text:span text:style-name="T1">Container-to-Container Communication (on the same bridge network)</text:span>:</text:p>
          <text:list text:style-name="L43">
            <text:list-item>
              <text:p text:style-name="P58">Containers attached to the same bridge network can communicate with each other using their internal IP addresses.</text:p>
            </text:list-item>
            <text:list-item>
              <text:p text:style-name="P58">More importantly, Docker provides <text:span text:style-name="T1">DNS resolution</text:span> for container names (or aliases). This means if you have two containers, say <text:span text:style-name="Source_5f_Text">app-server</text:span> and <text:span text:style-name="Source_5f_Text">database</text:span>, on the same default bridge network, the <text:span text:style-name="Source_5f_Text">app-server</text:span> can often reach the <text:span text:style-name="Source_5f_Text">database</text:span> container simply by using its name (<text:span text:style-name="Source_5f_Text">database</text:span>) as the hostname, rather than needing its IP <text:soft-page-break/>address. This is a significant convenience for application configuration.</text:p>
            </text:list-item>
          </text:list>
        </text:list-item>
        <text:list-item>
          <text:p text:style-name="P57"><text:span text:style-name="T1">Container-to-Host Communication</text:span>:</text:p>
          <text:list text:style-name="L44">
            <text:list-item>
              <text:p text:style-name="P59">Containers can communicate with the Docker host. The host itself has an IP address on the <text:span text:style-name="Source_5f_Text">bridge</text:span> network (e.g., <text:span text:style-name="Source_5f_Text">172.17.0.1</text:span>), which containers can use to reach services running directly on the host.</text:p>
            </text:list-item>
            <text:list-item>
              <text:p text:style-name="P59">The host can also communicate with containers, primarily through the use of port mapping (which we discussed earlier with the <text:span text:style-name="Source_5f_Text">-p</text:span> flag in <text:span text:style-name="Source_5f_Text">docker run</text:span>).</text:p>
            </text:list-item>
          </text:list>
        </text:list-item>
        <text:list-item>
          <text:p text:style-name="P57"><text:span text:style-name="T1">Host-to-External Network Communication</text:span>:</text:p>
          <text:list text:style-name="L45">
            <text:list-item>
              <text:p text:style-name="P60">For containers to communicate with services outside the Docker host (e.g., the internet, external databases), Docker uses <text:span text:style-name="T1">Network Address Translation (NAT)</text:span>. When a container sends out a network request, Docker rewrites the source IP address of the request to be the IP address of the Docker host, acting as a gateway. This allows containers to access external resources.</text:p>
            </text:list-item>
          </text:list>
        </text:list-item>
      </text:list>
      <text:p text:style-name="First_20_paragraph">In essence, the default bridge network creates an isolated virtual network segment for your containers on your Docker host, enabling them to communicate with each other and with the host, while also providing outbound connectivity to external networks.</text:p>
      <text:h text:style-name="Heading_20_3" text:outline-level="3"><text:bookmark-start text:name="port-mapping"/>Port Mapping<text:bookmark-end text:name="port-mapping"/></text:h>
      <text:p text:style-name="First_20_paragraph">As previously mentioned, containers are isolated environments. By default, services running inside a container are not directly accessible from the Docker host's external network interfaces. This isolation enhances security but also requires a mechanism to expose specific services. This mechanism is called port mapping, and it is achieved using the <text:span text:style-name="Source_5f_Text">-p</text:span> or <text:span text:style-name="Source_5f_Text">--publish</text:span> option with the docker run command.</text:p>
      <text:p text:style-name="P61">What is Port Mapping?</text:p>
      <text:p text:style-name="Text_20_body">Port mapping creates a network redirection rule that forwards traffic from a specific port on the Docker host to a specific port inside the Docker container. It essentially acts as a gateway, allowing external network requests to reach your containerized application.</text:p>
      <text:p text:style-name="Text_20_body">The syntax for port mapping is flexible, but the most common format is:</text:p>
      <text:p text:style-name="Preformatted_20_Text"><text:span text:style-name="ExtensionTok">-p</text:span><text:span text:style-name="NormalTok"> host_port:container_port</text:span> </text:p>
      <text:list xml:id="list3459993084" text:style-name="L46">
        <text:list-item>
          <text:p text:style-name="P62"><text:span text:style-name="Source_5f_Text">host_port</text:span>: This is the port number on your Docker host (e.g., your server's IP address) that you want to expose to the outside world. This port must be available (not already in use by another application on the host).</text:p>
        </text:list-item>
        <text:list-item>
          <text:p text:style-name="P62"><text:span text:style-name="Source_5f_Text">container_port</text:span>: This is the port number on which the application inside your Docker container is listening. This port is defined by the application itself (e.g., Nginx typically listens on port 80, a web application might listen on 3000 or 8080).</text:p>
        </text:list-item>
      </text:list>
      <text:p text:style-name="First_20_paragraph"><text:span text:style-name="T1">Importance for External Access</text:span>:</text:p>
      <text:p text:style-name="Text_20_body">Port mapping is crucial for making your containerized applications usable by external clients, including web browsers, other servers, or users on your network. Without it, your application would be running in isolation within the container and could not receive incoming connections.</text:p>
      <text:p text:style-name="Text_20_body"><text:soft-page-break/><text:span text:style-name="T1">Illustrative Examples</text:span>:</text:p>
      <text:list xml:id="list2008453208" text:style-name="L47">
        <text:list-item>
          <text:p text:style-name="P63"><text:span text:style-name="T1">Mapping a standard HTTP port</text:span>:</text:p>
          <text:p text:style-name="P63">If you have an Nginx container listening on its default HTTP port 80, and you want it accessible via port 8080 on your host:</text:p>
          <text:p text:style-name="P14"><text:span text:style-name="ExtensionTok">docker</text:span><text:span text:style-name="NormalTok"> run </text:span><text:span text:style-name="AttributeTok">-d</text:span><text:span text:style-name="NormalTok"> </text:span><text:span text:style-name="AttributeTok">-p</text:span><text:span text:style-name="NormalTok"> 8080:80 </text:span><text:span text:style-name="AttributeTok">--name</text:span><text:span text:style-name="NormalTok"> my-web-app nginx</text:span> </text:p>
          <text:p text:style-name="P63">Now, anyone connecting to <text:span text:style-name="Source_5f_Text">http://&lt;YourHostIPAddress&gt;:8080</text:span> will reach the Nginx server inside the container.</text:p>
        </text:list-item>
        <text:list-item>
          <text:p text:style-name="P63"><text:span text:style-name="T1">Mapping a random host port</text:span>:</text:p>
          <text:p text:style-name="P63">If you don't care which host port is used (e.g., for testing), you can omit the <text:span text:style-name="Source_5f_Text">host_port</text:span> and Docker will assign a random available ephemeral port:</text:p>
          <text:p text:style-name="P14"><text:span text:style-name="ExtensionTok">docker</text:span><text:span text:style-name="NormalTok"> run </text:span><text:span text:style-name="AttributeTok">-d</text:span><text:span text:style-name="NormalTok"> </text:span><text:span text:style-name="AttributeTok">-p</text:span><text:span text:style-name="NormalTok"> 80 </text:span><text:span text:style-name="AttributeTok">--name</text:span><text:span text:style-name="NormalTok"> my-test-app nginx</text:span> </text:p>
          <text:p text:style-name="P63">To find out which host port was assigned, you would use <text:span text:style-name="Source_5f_Text">docker ps</text:span>:</text:p>
          <text:p text:style-name="P14"><text:span text:style-name="ExtensionTok">docker</text:span><text:span text:style-name="NormalTok"> ps</text:span> </text:p>
          <text:p text:style-name="P63">Output might show something like <text:span text:style-name="Source_5f_Text">0.0.0.0:32768-&gt;80</text:span>/tcp, indicating that host port 32768 was mapped to container port <text:span text:style-name="Source_5f_Text">80</text:span>.</text:p>
        </text:list-item>
        <text:list-item>
          <text:p text:style-name="P63"><text:span text:style-name="T1">Mapping UDP ports</text:span>:</text:p>
          <text:p text:style-name="P63">Port mapping isn't limited to TCP. You can specify UDP ports as well:</text:p>
          <text:p text:style-name="P14"><text:span text:style-name="ExtensionTok">docker</text:span><text:span text:style-name="NormalTok"> run </text:span><text:span text:style-name="AttributeTok">-d</text:span><text:span text:style-name="NormalTok"> </text:span><text:span text:style-name="AttributeTok">-p</text:span><text:span text:style-name="NormalTok"> 53:53/udp </text:span><text:span text:style-name="AttributeTok">--name</text:span><text:span text:style-name="NormalTok"> dns-server bind9</text:span> </text:p>
        </text:list-item>
      </text:list>
      <text:p text:style-name="First_20_paragraph">It is a common practice to map well-known container ports (like 80 for web servers or 3306 for MySQL) to higher, less common host ports (like 8080, 8000, 33060) to avoid conflicts with services already running on the host system, or to run multiple instances of the same service on different host ports.</text:p>
      <text:h text:style-name="Heading_20_2" text:outline-level="2"><text:bookmark-start text:name="data-management-in-docker-containers-volumes"/>Data Management in Docker Containers (Volumes)<text:bookmark-end text:name="data-management-in-docker-containers-volumes"/></text:h>
      <text:p text:style-name="First_20_paragraph">A fundamental concept in Docker is that containers are, by design, <text:span text:style-name="T1">ephemeral</text:span>. This means that when a container is stopped and then removed (e.g., using <text:span text:style-name="Source_5f_Text">docker rm</text:span>), any data written to its writable layer (i.e., data created or modified inside the container during its runtime) is lost. This ephemeral nature is a desirable characteristic for stateless applications and allows containers to be easily discarded and recreated without concern for their internal state.</text:p>
      <text:p text:style-name="Text_20_body">However, many applications, such as databases, logging systems, or applications that handle user uploads, are <text:span text:style-name="T1">stateful</text:span>. They generate, modify, or rely on persistent data. If this data is lost every time the container is removed or updated, the application becomes impractical. For instance, if you run a database inside a container and all your data disappears when the container is replaced, it defeats the purpose of the database.</text:p>
      <text:p text:style-name="Text_20_body">This is where the need for <text:span text:style-name="T1">data persistence</text:span> arises. As a system administrator, ensuring that critical application data survives container lifecycles (stopping, starting, upgrading, or removing <text:soft-page-break/>containers) is paramount. Without a mechanism for persistence, Docker's benefits for stateful applications would be severely limited.</text:p>
      <text:p text:style-name="Text_20_body">Docker provides several options for data persistence, with volumes being the preferred and most robust method. Volumes are designed to persist data independently of the container's lifecycle.</text:p>
      <text:h text:style-name="Heading_20_3" text:outline-level="3"><text:bookmark-start text:name="docker-volumes"/>Docker Volumes<text:bookmark-end text:name="docker-volumes"/></text:h>
      <text:p text:style-name="First_20_paragraph"><text:span text:style-name="T1">Docker Volumes</text:span> are the preferred mechanism for persisting data generated by and used by Docker containers. Unlike data stored within a container's writable layer, volumes are entirely managed by Docker and stored on the host filesystem outside of the container's lifecycle. This means that data stored in a volume will persist even if the container that created it is stopped, removed, or replaced.</text:p>
      <text:p text:style-name="Text_20_body">Consider a database container. If its data resides within the container's writable layer, and you update the database image, you would lose all your data. By using a Docker volume, the database data is stored separately and can be mounted into the new container, ensuring continuity and persistence.</text:p>
      <text:p text:style-name="Text_20_body"><text:span text:style-name="T1">Key advantages of Docker Volumes</text:span>:</text:p>
      <text:list xml:id="list2637439844" text:style-name="L48">
        <text:list-item>
          <text:p text:style-name="P64"><text:span text:style-name="T1">Persistence</text:span>: Data remains intact even after the container is removed.</text:p>
        </text:list-item>
        <text:list-item>
          <text:p text:style-name="P64"><text:span text:style-name="T1">Performance</text:span>: Volumes often offer better I/O performance compared to other persistence options like bind mounts (which directly map a host directory).</text:p>
        </text:list-item>
        <text:list-item>
          <text:p text:style-name="P64"><text:span text:style-name="T1">Portability</text:span>: Volumes can be easily backed up, restored, and migrated between Docker hosts.</text:p>
        </text:list-item>
        <text:list-item>
          <text:p text:style-name="P64"><text:span text:style-name="T1">Management</text:span>: Docker's CLI provides dedicated commands for managing volumes, making them easier to control.</text:p>
        </text:list-item>
      </text:list>
      <text:h text:style-name="Heading_20_4" text:outline-level="4"><text:bookmark-start text:name="managing-docker-volumes-via-the-command-line"/>Managing Docker Volumes via the Command Line<text:bookmark-end text:name="managing-docker-volumes-via-the-command-line"/></text:h>
      <text:p text:style-name="First_20_paragraph">Docker provides a set of <text:span text:style-name="Source_5f_Text">docker volume</text:span> commands to manage these persistent storage units:</text:p>
      <text:list xml:id="list2145124906" text:style-name="L49">
        <text:list-item>
          <text:p text:style-name="P65"><text:span text:style-name="T1">Creating a Volume (</text:span><text:span text:style-name="Source_5f_Text">docker volume create</text:span><text:span text:style-name="T1">)</text:span>:</text:p>
          <text:p text:style-name="P65">You can explicitly create a named volume before using it. Named volumes are easier to reference and manage.</text:p>
          <text:p text:style-name="P65">Syntax:</text:p>
          <text:p text:style-name="P15"><text:span text:style-name="ExtensionTok">docker</text:span><text:span text:style-name="NormalTok"> volume create </text:span><text:span text:style-name="PreprocessorTok">[</text:span><text:span text:style-name="SpecialStringTok">volume_name</text:span><text:span text:style-name="PreprocessorTok">]</text:span> </text:p>
          <text:p text:style-name="P65">Example:</text:p>
          <text:p text:style-name="P15"><text:span text:style-name="ExtensionTok">docker</text:span><text:span text:style-name="NormalTok"> volume create my_database_data</text:span> </text:p>
          <text:p text:style-name="P65">This command creates a new volume named <text:span text:style-name="Source_5f_Text">my_database_data</text:span> on your Docker host. Docker handles the underlying storage location for you, typically in <text:span text:style-name="Source_5f_Text">/var/lib/docker/volumes/</text:span> on Linux systems.</text:p>
        </text:list-item>
        <text:list-item>
          <text:p text:style-name="P65"><text:span text:style-name="T1">Listing Volumes (</text:span><text:span text:style-name="Source_5f_Text">docker volume ls</text:span><text:span text:style-name="T1">)</text:span>:</text:p>
          <text:p text:style-name="P65"><text:soft-page-break/>To see all the volumes currently managed by Docker on your host, use the <text:span text:style-name="Source_5f_Text">docker volume ls</text:span> command. This will show you a list of named volumes and their drivers.</text:p>
          <text:p text:style-name="P65">Example:</text:p>
          <text:p text:style-name="P15"><text:span text:style-name="ExtensionTok">docker</text:span><text:span text:style-name="NormalTok"> volume ls</text:span> </text:p>
          <text:p text:style-name="P65">Output might look like:</text:p>
          <text:p text:style-name="P15">DRIVER <text:s text:c="3"/>VOLUME NAME</text:p>
          <text:p text:style-name="P15">local <text:s text:c="4"/>my_database_data</text:p>
          <text:p text:style-name="P15">local <text:s text:c="4"/>another_app_data</text:p>
        </text:list-item>
        <text:list-item>
          <text:p text:style-name="P65"><text:span text:style-name="T1">Inspecting a Volume (</text:span><text:span text:style-name="Source_5f_Text">docker volume inspect</text:span><text:span text:style-name="T1">)</text:span>:</text:p>
          <text:p text:style-name="P65">To get detailed information about a specific volume, such as its mount point on the host filesystem, use <text:span text:style-name="Source_5f_Text">docker volume inspect</text:span>.</text:p>
          <text:p text:style-name="P65">Example:</text:p>
          <text:p text:style-name="P15"><text:span text:style-name="ExtensionTok">docker</text:span><text:span text:style-name="NormalTok"> volume inspect my_database_data</text:span> </text:p>
          <text:p text:style-name="P65">This will show you JSON output with details including the <text:span text:style-name="Source_5f_Text">Mountpoint</text:span>, which is the actual directory on your host where the volume's data is stored.</text:p>
        </text:list-item>
        <text:list-item>
          <text:p text:style-name="P65"><text:span text:style-name="T1">Removing a Volume (</text:span><text:span text:style-name="Source_5f_Text">docker volume rm</text:span><text:span text:style-name="T1">)</text:span>:</text:p>
          <text:p text:style-name="P65">When a volume is no longer needed, you can remove it. You can only remove volumes that are not currently in use by any running container.</text:p>
          <text:p text:style-name="P65">Syntax:</text:p>
          <text:p text:style-name="P15"><text:span text:style-name="ExtensionTok">docker</text:span><text:span text:style-name="NormalTok"> volume rm </text:span><text:span text:style-name="PreprocessorTok">[</text:span><text:span text:style-name="SpecialStringTok">volume_name</text:span><text:span text:style-name="PreprocessorTok">]</text:span> </text:p>
          <text:p text:style-name="P65">Example:</text:p>
          <text:p text:style-name="P15"><text:span text:style-name="ExtensionTok">docker</text:span><text:span text:style-name="NormalTok"> volume rm my_database_data</text:span> </text:p>
        </text:list-item>
      </text:list>
      <text:h text:style-name="Heading_20_4" text:outline-level="4"><text:bookmark-start text:name="mount-a-volume-using-the--v-option"/>Mount a Volume Using the <text:span text:style-name="Source_5f_Text">-v</text:span> Option<text:bookmark-end text:name="mount-a-volume-using-the--v-option"/></text:h>
      <text:p text:style-name="First_20_paragraph">Once a Docker volume is created, or even if you want Docker to create an anonymous volume for you on the fly, you mount it into a container using the <text:span text:style-name="Source_5f_Text">-v</text:span> or <text:span text:style-name="Source_5f_Text">--volume</text:span> option with the docker run command. This option establishes the link between the host's volume storage and a specific directory inside the container.</text:p>
      <text:p text:style-name="Text_20_body">The syntax for mounting a named volume is:</text:p>
      <text:p text:style-name="Preformatted_20_Text"><text:span text:style-name="ExtensionTok">-v</text:span><text:span text:style-name="NormalTok"> </text:span><text:span text:style-name="PreprocessorTok">[</text:span><text:span text:style-name="SpecialStringTok">volume_name</text:span><text:span text:style-name="PreprocessorTok">]</text:span><text:span text:style-name="NormalTok">:</text:span><text:span text:style-name="PreprocessorTok">[</text:span><text:span text:style-name="SpecialStringTok">container_path</text:span><text:span text:style-name="PreprocessorTok">]</text:span> </text:p>
      <text:list xml:id="list2910724399" text:style-name="L50">
        <text:list-item>
          <text:p text:style-name="P66"><text:span text:style-name="Source_5f_Text">[volume_name]</text:span>: This is the name of the Docker volume you created (e.g., <text:span text:style-name="Source_5f_Text">my_database_data</text:span>).</text:p>
        </text:list-item>
        <text:list-item>
          <text:p text:style-name="P66"><text:span text:style-name="Source_5f_Text">[container_path]</text:span>: This is the absolute path to the directory inside the container where you want the volume's data to appear. This is where your application within the container will read from and write to.</text:p>
        </text:list-item>
      </text:list>
      <text:h text:style-name="Heading_20_5" text:outline-level="5"><text:bookmark-start text:name="running-a-postgresql-database-with-persistent-data"/><text:soft-page-break/>Running a PostgreSQL Database with Persistent Data<text:bookmark-end text:name="running-a-postgresql-database-with-persistent-data"/></text:h>
      <text:p text:style-name="First_20_paragraph">Let's assume you want to run a PostgreSQL database in a Docker container and ensure its data persists. PostgreSQL typically stores its data in a directory like <text:span text:style-name="Source_5f_Text">/var/lib/postgresql/data</text:span> inside its container.</text:p>
      <text:list xml:id="list3893276247" text:style-name="L51">
        <text:list-item>
          <text:p text:style-name="P67"><text:span text:style-name="T1">First, ensure you have created a volume (if not already done)</text:span>:</text:p>
          <text:p text:style-name="P16"><text:span text:style-name="ExtensionTok">docker</text:span><text:span text:style-name="NormalTok"> volume create pg_data_volume</text:span> </text:p>
        </text:list-item>
        <text:list-item>
          <text:p text:style-name="P67"><text:span text:style-name="T1">Now, run the PostgreSQL container, mounting your volume</text:span>:</text:p>
          <text:p text:style-name="P16"><text:span text:style-name="ExtensionTok">docker</text:span><text:span text:style-name="NormalTok"> run </text:span><text:span text:style-name="AttributeTok">-d</text:span><text:span text:style-name="NormalTok"> </text:span><text:span text:style-name="DataTypeTok">\</text:span> </text:p>
          <text:p text:style-name="P16"><text:span text:style-name="NormalTok"><text:s text:c="2"/></text:span><text:span text:style-name="AttributeTok">--name</text:span><text:span text:style-name="NormalTok"> my-postgres </text:span><text:span text:style-name="DataTypeTok">\</text:span> </text:p>
          <text:p text:style-name="P16"><text:span text:style-name="NormalTok"><text:s text:c="2"/></text:span><text:span text:style-name="AttributeTok">-p</text:span><text:span text:style-name="NormalTok"> 5432:5432 </text:span><text:span text:style-name="DataTypeTok">\</text:span> </text:p>
          <text:p text:style-name="P16"><text:span text:style-name="NormalTok"><text:s text:c="2"/></text:span><text:span text:style-name="AttributeTok">-e</text:span><text:span text:style-name="NormalTok"> POSTGRES_PASSWORD=mysecretpassword </text:span><text:span text:style-name="DataTypeTok">\</text:span> </text:p>
          <text:p text:style-name="P16"><text:span text:style-name="NormalTok"><text:s text:c="2"/></text:span><text:span text:style-name="AttributeTok">-v</text:span><text:span text:style-name="NormalTok"> pg_data_volume:/var/lib/postgresql/data </text:span><text:span text:style-name="DataTypeTok">\</text:span> </text:p>
          <text:p text:style-name="P16"><text:span text:style-name="NormalTok"><text:s text:c="2"/>postgres:13</text:span> </text:p>
          <text:p text:style-name="P67">Let's dissect the <text:span text:style-name="Source_5f_Text">-v</text:span> part of this <text:span text:style-name="Source_5f_Text">docker run</text:span> command:</text:p>
          <text:list text:style-name="L52">
            <text:list-item>
              <text:p text:style-name="P68"><text:span text:style-name="Source_5f_Text">-v pg_data_volume:/var/lib/postgresql/data</text:span>: This tells Docker to mount the named volume <text:span text:style-name="Source_5f_Text">pg_data_volume</text:span> into the container at the path <text:span text:style-name="Source_5f_Text">/var/lib/postgresql/data</text:span>. Any data written to <text:span text:style-name="Source_5f_Text">/var/lib/postgresql/data</text:span> by the PostgreSQL application inside the container will actually be stored on your Docker host within the <text:span text:style-name="Source_5f_Text">pg_data_volume</text:span>.</text:p>
            </text:list-item>
          </text:list>
        </text:list-item>
      </text:list>
      <text:p text:style-name="P2">What happens if the container is removed?</text:p>
      <text:p text:style-name="Text_20_body">If you later stop and remove the <text:span text:style-name="Source_5f_Text">my-postgres</text:span> container (<text:span text:style-name="Source_5f_Text">docker stop my-postgres &amp;&amp; docker rm my-postgres</text:span>), the <text:span text:style-name="Source_5f_Text">pg_data_volume</text:span> (and all your database data within it) remains intact on your Docker host. You can then launch a new PostgreSQL container, mounting the same <text:span text:style-name="Source_5f_Text">pg_data_volume</text:span>, and your database will resume with all its previous data.</text:p>
      <text:p text:style-name="Text_20_body"><text:span text:style-name="T1">Anonymous Volumes</text:span>:</text:p>
      <text:p text:style-name="Text_20_body">You can also use the <text:span text:style-name="Source_5f_Text">-v</text:span> flag without specifying a volume name, in which case Docker creates an anonymous volume. While these also provide persistence, they are harder to manage and reference since they are identified by a long, random ID. Named volumes are generally preferred for clarity and explicit managemen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Caption" style:family="paragraph" style:parent-style-name="Caption" style:class="extra"/>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7</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keyword/>
    <meta:initial-creator/>
    <meta:creation-date>2025-06-10T18:35:36Z</meta:creation-date>
    <dc:date>2025-06-10T12:14:34.164471457</dc:date>
    <meta:editing-duration>PT25S</meta:editing-duration>
    <meta:editing-cycles>1</meta:editing-cycles>
    <meta:document-statistic meta:table-count="0" meta:image-count="0" meta:object-count="0" meta:page-count="17" meta:paragraph-count="342" meta:word-count="5580" meta:character-count="34976" meta:non-whitespace-character-count="29747"/>
  </office:meta>
</office:document-meta>
</file>